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path" table:style-name="ta1">
        <table:shapes>
          <draw:frame draw:z-index="0" draw:style-name="gr1" draw:text-style-name="P1" svg:width="712.23pt" svg:height="527.53pt" svg:x="695.93pt" svg:y="24.38pt">
            <loext:p draw:notify-on-update-of-ranges="OEMMA_arranged_path.A2:OEMMA_arranged_path.A2 OEMMA_arranged_path.A3:OEMMA_arranged_path.A42 OEMMA_arranged_path.B2:OEMMA_arranged_path.B2 OEMMA_arranged_path.B3:OEMMA_arranged_path.B42 OEMMA_arranged_path.A2:OEMMA_arranged_path.A2 OEMMA_arranged_path.A3:OEMMA_arranged_path.A42 OEMMA_arranged_path.C2:OEMMA_arranged_path.C2 OEMMA_arranged_path.C3:OEMMA_arranged_path.C42 OEMMA_arranged_path.A2:OEMMA_arranged_path.A2 OEMMA_arranged_path.A3:OEMMA_arranged_path.A42 OEMMA_arranged_path.D2:OEMMA_arranged_path.D2 OEMMA_arranged_path.D3:OEMMA_arranged_path.D42 OEMMA_arranged_path.A2:OEMMA_arranged_path.A2 OEMMA_arranged_path.A3:OEMMA_arranged_path.A42 OEMMA_arranged_path.E2:OEMMA_arranged_path.E2 OEMMA_arranged_path.E3:OEMMA_arranged_path.E42 OEMMA_arranged_path.A2:OEMMA_arranged_path.A2 OEMMA_arranged_path.A3:OEMMA_arranged_path.A42 OEMMA_arranged_path.F2:OEMMA_arranged_path.F2 OEMMA_arranged_path.F3:OEMMA_arranged_path.F42 OEMMA_arranged_path.A2:OEMMA_arranged_path.A2 OEMMA_arranged_path.A3:OEMMA_arranged_path.A42 OEMMA_arranged_path.G2:OEMMA_arranged_path.G2 OEMMA_arranged_path.G3:OEMMA_arranged_path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/home/kyle/Documents/msViz/compari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-Single</text:p>
          </table:table-cell>
          <table:table-cell office:value-type="string" calcext:value-type="string">
            <text:p>MzTree-NoSumm</text:p>
          </table:table-cell>
          <table:table-cell office:value-type="string" calcext:value-type="string">
            <text:p>MzTree</text:p>
          </table:table-cell>
          <table:table-cell table:number-columns-repeated="2"/>
          <table:table-cell office:value-type="float" office:value="43337521" calcext:value-type="float">
            <text:p>43337521</text:p>
          </table:table-cell>
          <table:table-cell office:value-type="float" office:value="2.64724781399127" calcext:value-type="float">
            <text:p>2.647247814</text:p>
          </table:table-cell>
          <table:table-cell office:value-type="float" office:value="4.29075364000164" calcext:value-type="float">
            <text:p>4.29075364</text:p>
          </table:table-cell>
          <table:table-cell office:value-type="float" office:value="1.50334090797696" calcext:value-type="float">
            <text:p>1.503340908</text:p>
          </table:table-cell>
          <table:table-cell office:value-type="float" office:value="16.782" calcext:value-type="float">
            <text:p>16.782</text:p>
          </table:table-cell>
          <table:table-cell office:value-type="float" office:value="2.025" calcext:value-type="float">
            <text:p>2.0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55089" calcext:value-type="float">
            <text:p>3255089</text:p>
          </table:table-cell>
          <table:table-cell office:value-type="float" office:value="46.8765926879714" calcext:value-type="float">
            <text:p>46.876592688</text:p>
          </table:table-cell>
          <table:table-cell office:value-type="float" office:value="366.767126978026" calcext:value-type="float">
            <text:p>366.767126978</text:p>
          </table:table-cell>
          <table:table-cell office:value-type="float" office:value="35.7319118442247" calcext:value-type="float">
            <text:p>35.7319118442</text:p>
          </table:table-cell>
          <table:table-cell office:value-type="float" office:value="1.455" calcext:value-type="float">
            <text:p>1.455</text:p>
          </table:table-cell>
          <table:table-cell office:value-type="float" office:value="0.204" calcext:value-type="float">
            <text:p>0.204</text:p>
          </table:table-cell>
          <table:table-cell office:value-type="float" office:value="0.639" calcext:value-type="float">
            <text:p>0.639</text:p>
          </table:table-cell>
          <table:table-cell table:number-columns-repeated="9"/>
        </table:table-row>
        <table:table-row table:style-name="ro1">
          <table:table-cell office:value-type="float" office:value="8724206" calcext:value-type="float">
            <text:p>8724206</text:p>
          </table:table-cell>
          <table:table-cell office:value-type="float" office:value="48.1980779029545" calcext:value-type="float">
            <text:p>48.198077903</text:p>
          </table:table-cell>
          <table:table-cell office:value-type="float" office:value="372.897922252974" calcext:value-type="float">
            <text:p>372.897922253</text:p>
          </table:table-cell>
          <table:table-cell office:value-type="float" office:value="41.1512408811541" calcext:value-type="float">
            <text:p>41.1512408812</text:p>
          </table:table-cell>
          <table:table-cell office:value-type="float" office:value="4.391" calcext:value-type="float">
            <text:p>4.391</text:p>
          </table:table-cell>
          <table:table-cell office:value-type="float" office:value="1.132" calcext:value-type="float">
            <text:p>1.132</text:p>
          </table:table-cell>
          <table:table-cell office:value-type="float" office:value="4.819" calcext:value-type="float">
            <text:p>4.819</text:p>
          </table:table-cell>
          <table:table-cell table:number-columns-repeated="9"/>
        </table:table-row>
        <table:table-row table:style-name="ro1">
          <table:table-cell office:value-type="float" office:value="12361608" calcext:value-type="float">
            <text:p>12361608</text:p>
          </table:table-cell>
          <table:table-cell office:value-type="float" office:value="50.1439617838769" calcext:value-type="float">
            <text:p>50.1439617839</text:p>
          </table:table-cell>
          <table:table-cell office:value-type="float" office:value="378.216834407067" calcext:value-type="float">
            <text:p>378.2168344071</text:p>
          </table:table-cell>
          <table:table-cell office:value-type="float" office:value="41.9451578049047" calcext:value-type="float">
            <text:p>41.9451578049</text:p>
          </table:table-cell>
          <table:table-cell office:value-type="float" office:value="4.335" calcext:value-type="float">
            <text:p>4.335</text:p>
          </table:table-cell>
          <table:table-cell office:value-type="float" office:value="1.133" calcext:value-type="float">
            <text:p>1.133</text:p>
          </table:table-cell>
          <table:table-cell office:value-type="float" office:value="1.897" calcext:value-type="float">
            <text:p>1.897</text:p>
          </table:table-cell>
          <table:table-cell table:number-columns-repeated="9"/>
        </table:table-row>
        <table:table-row table:style-name="ro1">
          <table:table-cell office:value-type="float" office:value="15584850" calcext:value-type="float">
            <text:p>15584850</text:p>
          </table:table-cell>
          <table:table-cell office:value-type="float" office:value="46.4981327797286" calcext:value-type="float">
            <text:p>46.4981327797</text:p>
          </table:table-cell>
          <table:table-cell office:value-type="float" office:value="358.833550498704" calcext:value-type="float">
            <text:p>358.8335504987</text:p>
          </table:table-cell>
          <table:table-cell office:value-type="float" office:value="37.1445013529737" calcext:value-type="float">
            <text:p>37.144501353</text:p>
          </table:table-cell>
          <table:table-cell office:value-type="float" office:value="5.064" calcext:value-type="float">
            <text:p>5.064</text:p>
          </table:table-cell>
          <table:table-cell office:value-type="float" office:value="1.532" calcext:value-type="float">
            <text:p>1.532</text:p>
          </table:table-cell>
          <table:table-cell office:value-type="float" office:value="4.795" calcext:value-type="float">
            <text:p>4.795</text:p>
          </table:table-cell>
          <table:table-cell table:number-columns-repeated="9"/>
        </table:table-row>
        <table:table-row table:style-name="ro1">
          <table:table-cell office:value-type="float" office:value="18973996" calcext:value-type="float">
            <text:p>18973996</text:p>
          </table:table-cell>
          <table:table-cell office:value-type="float" office:value="49.5496351069305" calcext:value-type="float">
            <text:p>49.5496351069</text:p>
          </table:table-cell>
          <table:table-cell office:value-type="float" office:value="357.772957119771" calcext:value-type="float">
            <text:p>357.7729571198</text:p>
          </table:table-cell>
          <table:table-cell office:value-type="float" office:value="41.7871107430838" calcext:value-type="float">
            <text:p>41.7871107431</text:p>
          </table:table-cell>
          <table:table-cell office:value-type="float" office:value="5.272" calcext:value-type="float">
            <text:p>5.272</text:p>
          </table:table-cell>
          <table:table-cell office:value-type="float" office:value="1.544" calcext:value-type="float">
            <text:p>1.544</text:p>
          </table:table-cell>
          <table:table-cell office:value-type="float" office:value="4.84" calcext:value-type="float">
            <text:p>4.84</text:p>
          </table:table-cell>
          <table:table-cell table:number-columns-repeated="9"/>
        </table:table-row>
        <table:table-row table:style-name="ro1">
          <table:table-cell office:value-type="float" office:value="32787722" calcext:value-type="float">
            <text:p>32787722</text:p>
          </table:table-cell>
          <table:table-cell office:value-type="float" office:value="48.3966430579603" calcext:value-type="float">
            <text:p>48.396643058</text:p>
          </table:table-cell>
          <table:table-cell office:value-type="float" office:value="367.868899543857" calcext:value-type="float">
            <text:p>367.8688995439</text:p>
          </table:table-cell>
          <table:table-cell office:value-type="float" office:value="38.6366391639749" calcext:value-type="float">
            <text:p>38.636639164</text:p>
          </table:table-cell>
          <table:table-cell office:value-type="float" office:value="5.999" calcext:value-type="float">
            <text:p>5.999</text:p>
          </table:table-cell>
          <table:table-cell office:value-type="float" office:value="1.881" calcext:value-type="float">
            <text:p>1.881</text:p>
          </table:table-cell>
          <table:table-cell office:value-type="float" office:value="1.854" calcext:value-type="float">
            <text:p>1.854</text:p>
          </table:table-cell>
          <table:table-cell table:number-columns-repeated="9"/>
        </table:table-row>
        <table:table-row table:style-name="ro1">
          <table:table-cell office:value-type="float" office:value="38165015" calcext:value-type="float">
            <text:p>38165015</text:p>
          </table:table-cell>
          <table:table-cell office:value-type="float" office:value="48.7938673149038" calcext:value-type="float">
            <text:p>48.7938673149</text:p>
          </table:table-cell>
          <table:table-cell office:value-type="float" office:value="368.579300719895" calcext:value-type="float">
            <text:p>368.5793007199</text:p>
          </table:table-cell>
          <table:table-cell office:value-type="float" office:value="38.8417636799277" calcext:value-type="float">
            <text:p>38.8417636799</text:p>
          </table:table-cell>
          <table:table-cell office:value-type="float" office:value="6.247" calcext:value-type="float">
            <text:p>6.247</text:p>
          </table:table-cell>
          <table:table-cell office:value-type="float" office:value="1.955" calcext:value-type="float">
            <text:p>1.955</text:p>
          </table:table-cell>
          <table:table-cell office:value-type="float" office:value="1.904" calcext:value-type="float">
            <text:p>1.904</text:p>
          </table:table-cell>
          <table:table-cell table:number-columns-repeated="9"/>
        </table:table-row>
        <table:table-row table:style-name="ro1">
          <table:table-cell office:value-type="float" office:value="40885663" calcext:value-type="float">
            <text:p>40885663</text:p>
          </table:table-cell>
          <table:table-cell office:value-type="float" office:value="50.0751721182023" calcext:value-type="float">
            <text:p>50.0751721182</text:p>
          </table:table-cell>
          <table:table-cell office:value-type="float" office:value="370.458483422408" calcext:value-type="float">
            <text:p>370.4584834224</text:p>
          </table:table-cell>
          <table:table-cell office:value-type="float" office:value="40.3809090011637" calcext:value-type="float">
            <text:p>40.3809090012</text:p>
          </table:table-cell>
          <table:table-cell office:value-type="float" office:value="4.966" calcext:value-type="float">
            <text:p>4.966</text:p>
          </table:table-cell>
          <table:table-cell office:value-type="float" office:value="1.613" calcext:value-type="float">
            <text:p>1.613</text:p>
          </table:table-cell>
          <table:table-cell office:value-type="float" office:value="0.754" calcext:value-type="float">
            <text:p>0.754</text:p>
          </table:table-cell>
          <table:table-cell table:number-columns-repeated="9"/>
        </table:table-row>
        <table:table-row table:style-name="ro1">
          <table:table-cell office:value-type="float" office:value="49190054" calcext:value-type="float">
            <text:p>49190054</text:p>
          </table:table-cell>
          <table:table-cell office:value-type="float" office:value="50.0013785319752" calcext:value-type="float">
            <text:p>50.001378532</text:p>
          </table:table-cell>
          <table:table-cell office:value-type="float" office:value="370.284203313116" calcext:value-type="float">
            <text:p>370.2842033131</text:p>
          </table:table-cell>
          <table:table-cell office:value-type="float" office:value="38.8904560799128" calcext:value-type="float">
            <text:p>38.8904560799</text:p>
          </table:table-cell>
          <table:table-cell office:value-type="float" office:value="6.67000000000001" calcext:value-type="float">
            <text:p>6.67</text:p>
          </table:table-cell>
          <table:table-cell office:value-type="float" office:value="2.09" calcext:value-type="float">
            <text:p>2.09</text:p>
          </table:table-cell>
          <table:table-cell office:value-type="float" office:value="0.745" calcext:value-type="float">
            <text:p>0.745</text:p>
          </table:table-cell>
          <table:table-cell table:number-columns-repeated="9"/>
        </table:table-row>
        <table:table-row table:style-name="ro1">
          <table:table-cell office:value-type="float" office:value="87805072" calcext:value-type="float">
            <text:p>87805072</text:p>
          </table:table-cell>
          <table:table-cell office:value-type="float" office:value="51.2455549199367" calcext:value-type="float">
            <text:p>51.2455549199</text:p>
          </table:table-cell>
          <table:table-cell office:value-type="float" office:value="370.821641331015" calcext:value-type="float">
            <text:p>370.821641331</text:p>
          </table:table-cell>
          <table:table-cell office:value-type="float" office:value="40.9333450143458" calcext:value-type="float">
            <text:p>40.9333450143</text:p>
          </table:table-cell>
          <table:table-cell office:value-type="float" office:value="9.406" calcext:value-type="float">
            <text:p>9.406</text:p>
          </table:table-cell>
          <table:table-cell office:value-type="float" office:value="3.104" calcext:value-type="float">
            <text:p>3.104</text:p>
          </table:table-cell>
          <table:table-cell office:value-type="float" office:value="0.401" calcext:value-type="float">
            <text:p>0.401</text:p>
          </table:table-cell>
          <table:table-cell table:number-columns-repeated="9"/>
        </table:table-row>
        <table:table-row table:style-name="ro1">
          <table:table-cell office:value-type="float" office:value="90001682" calcext:value-type="float">
            <text:p>90001682</text:p>
          </table:table-cell>
          <table:table-cell office:value-type="float" office:value="53.0733936740435" calcext:value-type="float">
            <text:p>53.073393674</text:p>
          </table:table-cell>
          <table:table-cell office:value-type="float" office:value="373.800879441813" calcext:value-type="float">
            <text:p>373.8008794418</text:p>
          </table:table-cell>
          <table:table-cell office:value-type="float" office:value="42.278957295086" calcext:value-type="float">
            <text:p>42.2789572951</text:p>
          </table:table-cell>
          <table:table-cell office:value-type="float" office:value="9.481" calcext:value-type="float">
            <text:p>9.481</text:p>
          </table:table-cell>
          <table:table-cell office:value-type="float" office:value="3.218" calcext:value-type="float">
            <text:p>3.218</text:p>
          </table:table-cell>
          <table:table-cell office:value-type="float" office:value="0.847" calcext:value-type="float">
            <text:p>0.847</text:p>
          </table:table-cell>
          <table:table-cell table:number-columns-repeated="9"/>
        </table:table-row>
        <table:table-row table:style-name="ro1">
          <table:table-cell office:value-type="float" office:value="101645605" calcext:value-type="float">
            <text:p>101645605</text:p>
          </table:table-cell>
          <table:table-cell office:value-type="float" office:value="54.6105979988934" calcext:value-type="float">
            <text:p>54.6105979989</text:p>
          </table:table-cell>
          <table:table-cell office:value-type="float" office:value="374.396931099182" calcext:value-type="float">
            <text:p>374.3969310992</text:p>
          </table:table-cell>
          <table:table-cell office:value-type="float" office:value="43.1377955341013" calcext:value-type="float">
            <text:p>43.1377955341</text:p>
          </table:table-cell>
          <table:table-cell office:value-type="float" office:value="9.84400000000001" calcext:value-type="float">
            <text:p>9.844</text:p>
          </table:table-cell>
          <table:table-cell office:value-type="float" office:value="3.514" calcext:value-type="float">
            <text:p>3.514</text:p>
          </table:table-cell>
          <table:table-cell office:value-type="float" office:value="1.018" calcext:value-type="float">
            <text:p>1.018</text:p>
          </table:table-cell>
          <table:table-cell table:number-columns-repeated="9"/>
        </table:table-row>
        <table:table-row table:style-name="ro1">
          <table:table-cell office:value-type="float" office:value="116198503" calcext:value-type="float">
            <text:p>116198503</text:p>
          </table:table-cell>
          <table:table-cell office:value-type="float" office:value="54.1425548471161" calcext:value-type="float">
            <text:p>54.1425548471</text:p>
          </table:table-cell>
          <table:table-cell office:value-type="float" office:value="382.944625514123" calcext:value-type="float">
            <text:p>382.9446255141</text:p>
          </table:table-cell>
          <table:table-cell office:value-type="float" office:value="47.2478211938869" calcext:value-type="float">
            <text:p>47.2478211939</text:p>
          </table:table-cell>
          <table:table-cell office:value-type="float" office:value="18.419" calcext:value-type="float">
            <text:p>18.419</text:p>
          </table:table-cell>
          <table:table-cell office:value-type="float" office:value="5.221" calcext:value-type="float">
            <text:p>5.221</text:p>
          </table:table-cell>
          <table:table-cell office:value-type="float" office:value="4.016" calcext:value-type="float">
            <text:p>4.016</text:p>
          </table:table-cell>
          <table:table-cell table:number-columns-repeated="9"/>
        </table:table-row>
        <table:table-row table:style-name="ro1">
          <table:table-cell office:value-type="float" office:value="140771360" calcext:value-type="float">
            <text:p>140771360</text:p>
          </table:table-cell>
          <table:table-cell office:value-type="float" office:value="53.9351459528552" calcext:value-type="float">
            <text:p>53.9351459529</text:p>
          </table:table-cell>
          <table:table-cell office:value-type="float" office:value="374.29676511517" calcext:value-type="float">
            <text:p>374.2967651152</text:p>
          </table:table-cell>
          <table:table-cell office:value-type="float" office:value="43.1864523987169" calcext:value-type="float">
            <text:p>43.1864523987</text:p>
          </table:table-cell>
          <table:table-cell office:value-type="float" office:value="15.233" calcext:value-type="float">
            <text:p>15.233</text:p>
          </table:table-cell>
          <table:table-cell office:value-type="float" office:value="4.926" calcext:value-type="float">
            <text:p>4.926</text:p>
          </table:table-cell>
          <table:table-cell office:value-type="float" office:value="0.572" calcext:value-type="float">
            <text:p>0.572</text:p>
          </table:table-cell>
          <table:table-cell table:number-columns-repeated="9"/>
        </table:table-row>
        <table:table-row table:style-name="ro1">
          <table:table-cell office:value-type="float" office:value="167584515" calcext:value-type="float">
            <text:p>167584515</text:p>
          </table:table-cell>
          <table:table-cell office:value-type="float" office:value="54.8978766457876" calcext:value-type="float">
            <text:p>54.8978766458</text:p>
          </table:table-cell>
          <table:table-cell office:value-type="float" office:value="375.589128451014" calcext:value-type="float">
            <text:p>375.589128451</text:p>
          </table:table-cell>
          <table:table-cell office:value-type="float" office:value="43.6784565950511" calcext:value-type="float">
            <text:p>43.6784565951</text:p>
          </table:table-cell>
          <table:table-cell office:value-type="float" office:value="20.517" calcext:value-type="float">
            <text:p>20.517</text:p>
          </table:table-cell>
          <table:table-cell office:value-type="float" office:value="5.871" calcext:value-type="float">
            <text:p>5.871</text:p>
          </table:table-cell>
          <table:table-cell office:value-type="float" office:value="0.329" calcext:value-type="float">
            <text:p>0.329</text:p>
          </table:table-cell>
          <table:table-cell table:number-columns-repeated="9"/>
        </table:table-row>
        <table:table-row table:style-name="ro1">
          <table:table-cell office:value-type="float" office:value="191083740" calcext:value-type="float">
            <text:p>191083740</text:p>
          </table:table-cell>
          <table:table-cell office:value-type="float" office:value="53.7333870648581" calcext:value-type="float">
            <text:p>53.7333870649</text:p>
          </table:table-cell>
          <table:table-cell office:value-type="float" office:value="374.198670335027" calcext:value-type="float">
            <text:p>374.198670335</text:p>
          </table:table-cell>
          <table:table-cell office:value-type="float" office:value="42.7937969339255" calcext:value-type="float">
            <text:p>42.7937969339</text:p>
          </table:table-cell>
          <table:table-cell office:value-type="float" office:value="23.142" calcext:value-type="float">
            <text:p>23.142</text:p>
          </table:table-cell>
          <table:table-cell office:value-type="float" office:value="7.773" calcext:value-type="float">
            <text:p>7.773</text:p>
          </table:table-cell>
          <table:table-cell office:value-type="float" office:value="2.26899999999999" calcext:value-type="float">
            <text:p>2.269</text:p>
          </table:table-cell>
          <table:table-cell table:number-columns-repeated="9"/>
        </table:table-row>
        <table:table-row table:style-name="ro1">
          <table:table-cell office:value-type="float" office:value="200083719" calcext:value-type="float">
            <text:p>200083719</text:p>
          </table:table-cell>
          <table:table-cell office:value-type="float" office:value="53.8949325631547" calcext:value-type="float">
            <text:p>53.8949325632</text:p>
          </table:table-cell>
          <table:table-cell office:value-type="float" office:value="373.719525410008" calcext:value-type="float">
            <text:p>373.71952541</text:p>
          </table:table-cell>
          <table:table-cell office:value-type="float" office:value="43.3571019739611" calcext:value-type="float">
            <text:p>43.357101974</text:p>
          </table:table-cell>
          <table:table-cell office:value-type="float" office:value="23.286" calcext:value-type="float">
            <text:p>23.286</text:p>
          </table:table-cell>
          <table:table-cell office:value-type="float" office:value="12.976" calcext:value-type="float">
            <text:p>12.976</text:p>
          </table:table-cell>
          <table:table-cell office:value-type="float" office:value="1.269" calcext:value-type="float">
            <text:p>1.269</text:p>
          </table:table-cell>
          <table:table-cell table:number-columns-repeated="9"/>
        </table:table-row>
        <table:table-row table:style-name="ro1">
          <table:table-cell office:value-type="float" office:value="201362865" calcext:value-type="float">
            <text:p>201362865</text:p>
          </table:table-cell>
          <table:table-cell office:value-type="float" office:value="57.9340623928874" calcext:value-type="float">
            <text:p>57.9340623929</text:p>
          </table:table-cell>
          <table:table-cell office:value-type="float" office:value="378.419302876893" calcext:value-type="float">
            <text:p>378.4193028769</text:p>
          </table:table-cell>
          <table:table-cell office:value-type="float" office:value="45.6733620260784" calcext:value-type="float">
            <text:p>45.6733620261</text:p>
          </table:table-cell>
          <table:table-cell office:value-type="float" office:value="20.667" calcext:value-type="float">
            <text:p>20.667</text:p>
          </table:table-cell>
          <table:table-cell office:value-type="float" office:value="6.732" calcext:value-type="float">
            <text:p>6.732</text:p>
          </table:table-cell>
          <table:table-cell office:value-type="float" office:value="0.372" calcext:value-type="float">
            <text:p>0.372</text:p>
          </table:table-cell>
          <table:table-cell table:number-columns-repeated="9"/>
        </table:table-row>
        <table:table-row table:style-name="ro1">
          <table:table-cell office:value-type="float" office:value="285794520" calcext:value-type="float">
            <text:p>285794520</text:p>
          </table:table-cell>
          <table:table-cell office:value-type="float" office:value="63.6589535801613" calcext:value-type="float">
            <text:p>63.6589535802</text:p>
          </table:table-cell>
          <table:table-cell office:value-type="float" office:value="384.22732979487" calcext:value-type="float">
            <text:p>384.2273297949</text:p>
          </table:table-cell>
          <table:table-cell office:value-type="float" office:value="48.1540598959546" calcext:value-type="float">
            <text:p>48.154059896</text:p>
          </table:table-cell>
          <table:table-cell office:value-type="float" office:value="28.157" calcext:value-type="float">
            <text:p>28.157</text:p>
          </table:table-cell>
          <table:table-cell office:value-type="float" office:value="9.819" calcext:value-type="float">
            <text:p>9.819</text:p>
          </table:table-cell>
          <table:table-cell office:value-type="float" office:value="0.269" calcext:value-type="float">
            <text:p>0.269</text:p>
          </table:table-cell>
          <table:table-cell table:number-columns-repeated="9"/>
        </table:table-row>
        <table:table-row table:style-name="ro1">
          <table:table-cell office:value-type="float" office:value="285876690" calcext:value-type="float">
            <text:p>285876690</text:p>
          </table:table-cell>
          <table:table-cell office:value-type="float" office:value="60.95972463215" calcext:value-type="float">
            <text:p>60.9597246322</text:p>
          </table:table-cell>
          <table:table-cell office:value-type="float" office:value="382.627913709788" calcext:value-type="float">
            <text:p>382.6279137098</text:p>
          </table:table-cell>
          <table:table-cell office:value-type="float" office:value="47.2316516529245" calcext:value-type="float">
            <text:p>47.2316516529</text:p>
          </table:table-cell>
          <table:table-cell office:value-type="float" office:value="30.44" calcext:value-type="float">
            <text:p>30.44</text:p>
          </table:table-cell>
          <table:table-cell office:value-type="float" office:value="10.144" calcext:value-type="float">
            <text:p>10.144</text:p>
          </table:table-cell>
          <table:table-cell office:value-type="float" office:value="0.314" calcext:value-type="float">
            <text:p>0.314</text:p>
          </table:table-cell>
          <table:table-cell table:number-columns-repeated="9"/>
        </table:table-row>
        <table:table-row table:style-name="ro1">
          <table:table-cell office:value-type="float" office:value="298775912" calcext:value-type="float">
            <text:p>298775912</text:p>
          </table:table-cell>
          <table:table-cell office:value-type="float" office:value="71.4851941721863" calcext:value-type="float">
            <text:p>71.4851941722</text:p>
          </table:table-cell>
          <table:table-cell office:value-type="float" office:value="392.151311021065" calcext:value-type="float">
            <text:p>392.1513110211</text:p>
          </table:table-cell>
          <table:table-cell office:value-type="float" office:value="52.3183108900557" calcext:value-type="float">
            <text:p>52.3183108901</text:p>
          </table:table-cell>
          <table:table-cell office:value-type="float" office:value="36.196" calcext:value-type="float">
            <text:p>36.196</text:p>
          </table:table-cell>
          <table:table-cell office:value-type="float" office:value="13.556" calcext:value-type="float">
            <text:p>13.556</text:p>
          </table:table-cell>
          <table:table-cell office:value-type="float" office:value="1.511" calcext:value-type="float">
            <text:p>1.511</text:p>
          </table:table-cell>
          <table:table-cell table:number-columns-repeated="9"/>
        </table:table-row>
        <table:table-row table:style-name="ro1">
          <table:table-cell office:value-type="float" office:value="305946390" calcext:value-type="float">
            <text:p>305946390</text:p>
          </table:table-cell>
          <table:table-cell office:value-type="float" office:value="62.2025962140178" calcext:value-type="float">
            <text:p>62.202596214</text:p>
          </table:table-cell>
          <table:table-cell office:value-type="float" office:value="383.406979191932" calcext:value-type="float">
            <text:p>383.4069791919</text:p>
          </table:table-cell>
          <table:table-cell office:value-type="float" office:value="48.4561292033177" calcext:value-type="float">
            <text:p>48.4561292033</text:p>
          </table:table-cell>
          <table:table-cell office:value-type="float" office:value="32.064" calcext:value-type="float">
            <text:p>32.064</text:p>
          </table:table-cell>
          <table:table-cell office:value-type="float" office:value="11.902" calcext:value-type="float">
            <text:p>11.902</text:p>
          </table:table-cell>
          <table:table-cell office:value-type="float" office:value="0.395" calcext:value-type="float">
            <text:p>0.395</text:p>
          </table:table-cell>
          <table:table-cell table:number-columns-repeated="9"/>
        </table:table-row>
        <table:table-row table:style-name="ro1">
          <table:table-cell office:value-type="float" office:value="309224002" calcext:value-type="float">
            <text:p>309224002</text:p>
          </table:table-cell>
          <table:table-cell office:value-type="float" office:value="59.7377417407988" calcext:value-type="float">
            <text:p>59.7377417408</text:p>
          </table:table-cell>
          <table:table-cell office:value-type="float" office:value="381.312021384831" calcext:value-type="float">
            <text:p>381.3120213848</text:p>
          </table:table-cell>
          <table:table-cell office:value-type="float" office:value="47.1071305589867" calcext:value-type="float">
            <text:p>47.107130559</text:p>
          </table:table-cell>
          <table:table-cell office:value-type="float" office:value="33.398" calcext:value-type="float">
            <text:p>33.398</text:p>
          </table:table-cell>
          <table:table-cell office:value-type="float" office:value="11.112" calcext:value-type="float">
            <text:p>11.112</text:p>
          </table:table-cell>
          <table:table-cell office:value-type="float" office:value="0.267" calcext:value-type="float">
            <text:p>0.267</text:p>
          </table:table-cell>
          <table:table-cell table:number-columns-repeated="9"/>
        </table:table-row>
        <table:table-row table:style-name="ro1">
          <table:table-cell office:value-type="float" office:value="318605577" calcext:value-type="float">
            <text:p>318605577</text:p>
          </table:table-cell>
          <table:table-cell office:value-type="float" office:value="79.6058251880459" calcext:value-type="float">
            <text:p>79.605825188</text:p>
          </table:table-cell>
          <table:table-cell office:value-type="float" office:value="396.908227737935" calcext:value-type="float">
            <text:p>396.9082277379</text:p>
          </table:table-cell>
          <table:table-cell office:value-type="float" office:value="56.753515191027" calcext:value-type="float">
            <text:p>56.753515191</text:p>
          </table:table-cell>
          <table:table-cell office:value-type="float" office:value="42.056" calcext:value-type="float">
            <text:p>42.056</text:p>
          </table:table-cell>
          <table:table-cell office:value-type="float" office:value="15.836" calcext:value-type="float">
            <text:p>15.836</text:p>
          </table:table-cell>
          <table:table-cell office:value-type="float" office:value="3.94" calcext:value-type="float">
            <text:p>3.94</text:p>
          </table:table-cell>
          <table:table-cell table:number-columns-repeated="9"/>
        </table:table-row>
        <table:table-row table:style-name="ro1">
          <table:table-cell office:value-type="float" office:value="332710804" calcext:value-type="float">
            <text:p>332710804</text:p>
          </table:table-cell>
          <table:table-cell office:value-type="float" office:value="71.4346660670999" calcext:value-type="float">
            <text:p>71.4346660671</text:p>
          </table:table-cell>
          <table:table-cell office:value-type="float" office:value="392.205597661785" calcext:value-type="float">
            <text:p>392.2055976618</text:p>
          </table:table-cell>
          <table:table-cell office:value-type="float" office:value="52.8442583471187" calcext:value-type="float">
            <text:p>52.8442583471</text:p>
          </table:table-cell>
          <table:table-cell office:value-type="float" office:value="36.27" calcext:value-type="float">
            <text:p>36.27</text:p>
          </table:table-cell>
          <table:table-cell office:value-type="float" office:value="12.951" calcext:value-type="float">
            <text:p>12.951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float" office:value="350357214" calcext:value-type="float">
            <text:p>350357214</text:p>
          </table:table-cell>
          <table:table-cell office:value-type="float" office:value="67.8551661132369" calcext:value-type="float">
            <text:p>67.8551661132</text:p>
          </table:table-cell>
          <table:table-cell office:value-type="float" office:value="388.023656180769" calcext:value-type="float">
            <text:p>388.0236561808</text:p>
          </table:table-cell>
          <table:table-cell office:value-type="float" office:value="50.8218402549974" calcext:value-type="float">
            <text:p>50.821840255</text:p>
          </table:table-cell>
          <table:table-cell office:value-type="float" office:value="57.476" calcext:value-type="float">
            <text:p>57.476</text:p>
          </table:table-cell>
          <table:table-cell office:value-type="float" office:value="12.617" calcext:value-type="float">
            <text:p>12.617</text:p>
          </table:table-cell>
          <table:table-cell office:value-type="float" office:value="0.694" calcext:value-type="float">
            <text:p>0.694</text:p>
          </table:table-cell>
          <table:table-cell table:number-columns-repeated="9"/>
        </table:table-row>
        <table:table-row table:style-name="ro1">
          <table:table-cell office:value-type="float" office:value="359787532" calcext:value-type="float">
            <text:p>359787532</text:p>
          </table:table-cell>
          <table:table-cell office:value-type="float" office:value="81.3837021940853" calcext:value-type="float">
            <text:p>81.3837021941</text:p>
          </table:table-cell>
          <table:table-cell office:value-type="float" office:value="401.74950292526" calcext:value-type="float">
            <text:p>401.7495029253</text:p>
          </table:table-cell>
          <table:table-cell office:value-type="float" office:value="59.0186882773996" calcext:value-type="float">
            <text:p>59.0186882774</text:p>
          </table:table-cell>
          <table:table-cell office:value-type="float" office:value="41.805" calcext:value-type="float">
            <text:p>41.805</text:p>
          </table:table-cell>
          <table:table-cell office:value-type="float" office:value="15.734" calcext:value-type="float">
            <text:p>15.734</text:p>
          </table:table-cell>
          <table:table-cell office:value-type="float" office:value="2.022" calcext:value-type="float">
            <text:p>2.022</text:p>
          </table:table-cell>
          <table:table-cell table:number-columns-repeated="9"/>
        </table:table-row>
        <table:table-row table:style-name="ro1">
          <table:table-cell office:value-type="float" office:value="368020457" calcext:value-type="float">
            <text:p>368020457</text:p>
          </table:table-cell>
          <table:table-cell office:value-type="float" office:value="82.4393359308015" calcext:value-type="float">
            <text:p>82.4393359308</text:p>
          </table:table-cell>
          <table:table-cell office:value-type="float" office:value="399.768971762038" calcext:value-type="float">
            <text:p>399.768971762</text:p>
          </table:table-cell>
          <table:table-cell office:value-type="float" office:value="59.1268670277204" calcext:value-type="float">
            <text:p>59.1268670277</text:p>
          </table:table-cell>
          <table:table-cell office:value-type="float" office:value="39.494" calcext:value-type="float">
            <text:p>39.494</text:p>
          </table:table-cell>
          <table:table-cell office:value-type="float" office:value="16.443" calcext:value-type="float">
            <text:p>16.443</text:p>
          </table:table-cell>
          <table:table-cell office:value-type="float" office:value="7.82199999999999" calcext:value-type="float">
            <text:p>7.822</text:p>
          </table:table-cell>
          <table:table-cell table:number-columns-repeated="9"/>
        </table:table-row>
        <table:table-row table:style-name="ro1">
          <table:table-cell office:value-type="float" office:value="379474245" calcext:value-type="float">
            <text:p>379474245</text:p>
          </table:table-cell>
          <table:table-cell office:value-type="float" office:value="67.464006999915" calcext:value-type="float">
            <text:p>67.4640069999</text:p>
          </table:table-cell>
          <table:table-cell office:value-type="float" office:value="388.829093840846" calcext:value-type="float">
            <text:p>388.8290938408</text:p>
          </table:table-cell>
          <table:table-cell office:value-type="float" office:value="50.746673163987" calcext:value-type="float">
            <text:p>50.746673164</text:p>
          </table:table-cell>
          <table:table-cell office:value-type="float" office:value="38.474" calcext:value-type="float">
            <text:p>38.474</text:p>
          </table:table-cell>
          <table:table-cell office:value-type="float" office:value="12.89" calcext:value-type="float">
            <text:p>12.89</text:p>
          </table:table-cell>
          <table:table-cell office:value-type="float" office:value="0.267" calcext:value-type="float">
            <text:p>0.267</text:p>
          </table:table-cell>
          <table:table-cell table:number-columns-repeated="9"/>
        </table:table-row>
        <table:table-row table:style-name="ro1">
          <table:table-cell office:value-type="float" office:value="446772960" calcext:value-type="float">
            <text:p>446772960</text:p>
          </table:table-cell>
          <table:table-cell office:value-type="float" office:value="80.4063382470049" calcext:value-type="float">
            <text:p>80.406338247</text:p>
          </table:table-cell>
          <table:table-cell office:value-type="float" office:value="402.292668725015" calcext:value-type="float">
            <text:p>402.292668725</text:p>
          </table:table-cell>
          <table:table-cell office:value-type="float" office:value="58.9758429509238" calcext:value-type="float">
            <text:p>58.9758429509</text:p>
          </table:table-cell>
          <table:table-cell office:value-type="float" office:value="47.361" calcext:value-type="float">
            <text:p>47.361</text:p>
          </table:table-cell>
          <table:table-cell office:value-type="float" office:value="18.5" calcext:value-type="float">
            <text:p>18.5</text:p>
          </table:table-cell>
          <table:table-cell office:value-type="float" office:value="0.524" calcext:value-type="float">
            <text:p>0.524</text:p>
          </table:table-cell>
          <table:table-cell table:number-columns-repeated="9"/>
        </table:table-row>
        <table:table-row table:style-name="ro1">
          <table:table-cell office:value-type="float" office:value="453035604" calcext:value-type="float">
            <text:p>453035604</text:p>
          </table:table-cell>
          <table:table-cell office:value-type="float" office:value="78.4562791421195" calcext:value-type="float">
            <text:p>78.4562791421</text:p>
          </table:table-cell>
          <table:table-cell office:value-type="float" office:value="399.662297101109" calcext:value-type="float">
            <text:p>399.6622971011</text:p>
          </table:table-cell>
          <table:table-cell office:value-type="float" office:value="57.7737332120887" calcext:value-type="float">
            <text:p>57.7737332121</text:p>
          </table:table-cell>
          <table:table-cell office:value-type="float" office:value="52.889" calcext:value-type="float">
            <text:p>52.889</text:p>
          </table:table-cell>
          <table:table-cell office:value-type="float" office:value="18.535" calcext:value-type="float">
            <text:p>18.535</text:p>
          </table:table-cell>
          <table:table-cell office:value-type="float" office:value="1.224" calcext:value-type="float">
            <text:p>1.224</text:p>
          </table:table-cell>
          <table:table-cell table:number-columns-repeated="9"/>
        </table:table-row>
        <table:table-row table:style-name="ro1">
          <table:table-cell office:value-type="float" office:value="477692495" calcext:value-type="float">
            <text:p>477692495</text:p>
          </table:table-cell>
          <table:table-cell office:value-type="float" office:value="81.888798096159" calcext:value-type="float">
            <text:p>81.8887980962</text:p>
          </table:table-cell>
          <table:table-cell office:value-type="float" office:value="402.685585596773" calcext:value-type="float">
            <text:p>402.6855855968</text:p>
          </table:table-cell>
          <table:table-cell office:value-type="float" office:value="57.9287144459668" calcext:value-type="float">
            <text:p>57.928714446</text:p>
          </table:table-cell>
          <table:table-cell office:value-type="float" office:value="78.431" calcext:value-type="float">
            <text:p>78.431</text:p>
          </table:table-cell>
          <table:table-cell office:value-type="float" office:value="19.483" calcext:value-type="float">
            <text:p>19.483</text:p>
          </table:table-cell>
          <table:table-cell office:value-type="float" office:value="2.01899999999999" calcext:value-type="float">
            <text:p>2.019</text:p>
          </table:table-cell>
          <table:table-cell table:number-columns-repeated="9"/>
        </table:table-row>
        <table:table-row table:style-name="ro1">
          <table:table-cell office:value-type="float" office:value="512085987" calcext:value-type="float">
            <text:p>512085987</text:p>
          </table:table-cell>
          <table:table-cell office:value-type="float" office:value="101.60724506405" calcext:value-type="float">
            <text:p>101.6072450641</text:p>
          </table:table-cell>
          <table:table-cell office:value-type="float" office:value="423.569018324721" calcext:value-type="float">
            <text:p>423.5690183247</text:p>
          </table:table-cell>
          <table:table-cell office:value-type="float" office:value="68.1331774390419" calcext:value-type="float">
            <text:p>68.133177439</text:p>
          </table:table-cell>
          <table:table-cell office:value-type="float" office:value="85.258" calcext:value-type="float">
            <text:p>85.258</text:p>
          </table:table-cell>
          <table:table-cell office:value-type="float" office:value="19.618" calcext:value-type="float">
            <text:p>19.618</text:p>
          </table:table-cell>
          <table:table-cell office:value-type="float" office:value="0.624" calcext:value-type="float">
            <text:p>0.624</text:p>
          </table:table-cell>
          <table:table-cell table:number-columns-repeated="9"/>
        </table:table-row>
        <table:table-row table:style-name="ro1">
          <table:table-cell office:value-type="float" office:value="549321791" calcext:value-type="float">
            <text:p>549321791</text:p>
          </table:table-cell>
          <table:table-cell office:value-type="float" office:value="117.90984095796" calcext:value-type="float">
            <text:p>117.909840958</text:p>
          </table:table-cell>
          <table:table-cell office:value-type="float" office:value="438.652393651166" calcext:value-type="float">
            <text:p>438.6523936512</text:p>
          </table:table-cell>
          <table:table-cell office:value-type="float" office:value="77.792100585968" calcext:value-type="float">
            <text:p>77.792100586</text:p>
          </table:table-cell>
          <table:table-cell office:value-type="float" office:value="126.648" calcext:value-type="float">
            <text:p>126.648</text:p>
          </table:table-cell>
          <table:table-cell office:value-type="float" office:value="25.359" calcext:value-type="float">
            <text:p>25.359</text:p>
          </table:table-cell>
          <table:table-cell office:value-type="float" office:value="2.735" calcext:value-type="float">
            <text:p>2.735</text:p>
          </table:table-cell>
          <table:table-cell table:number-columns-repeated="9"/>
        </table:table-row>
        <table:table-row table:style-name="ro1">
          <table:table-cell office:value-type="float" office:value="556706098" calcext:value-type="float">
            <text:p>556706098</text:p>
          </table:table-cell>
          <table:table-cell office:value-type="float" office:value="81.6461445473251" calcext:value-type="float">
            <text:p>81.6461445473</text:p>
          </table:table-cell>
          <table:table-cell office:value-type="float" office:value="403.289950180391" calcext:value-type="float">
            <text:p>403.2899501804</text:p>
          </table:table-cell>
          <table:table-cell office:value-type="float" office:value="58.4391159112565" calcext:value-type="float">
            <text:p>58.4391159113</text:p>
          </table:table-cell>
          <table:table-cell office:value-type="float" office:value="95.505" calcext:value-type="float">
            <text:p>95.505</text:p>
          </table:table-cell>
          <table:table-cell office:value-type="float" office:value="19.868" calcext:value-type="float">
            <text:p>19.868</text:p>
          </table:table-cell>
          <table:table-cell office:value-type="float" office:value="0.489" calcext:value-type="float">
            <text:p>0.489</text:p>
          </table:table-cell>
          <table:table-cell table:number-columns-repeated="9"/>
        </table:table-row>
        <table:table-row table:style-name="ro1">
          <table:table-cell office:value-type="float" office:value="651203516" calcext:value-type="float">
            <text:p>651203516</text:p>
          </table:table-cell>
          <table:table-cell office:value-type="float" office:value="109.01538244565" calcext:value-type="float">
            <text:p>109.0153824457</text:p>
          </table:table-cell>
          <table:table-cell office:value-type="float" office:value="429.832719303086" calcext:value-type="float">
            <text:p>429.8327193031</text:p>
          </table:table-cell>
          <table:table-cell office:value-type="float" office:value="71.4067961421097" calcext:value-type="float">
            <text:p>71.4067961421</text:p>
          </table:table-cell>
          <table:table-cell office:value-type="float" office:value="158.838" calcext:value-type="float">
            <text:p>158.838</text:p>
          </table:table-cell>
          <table:table-cell office:value-type="float" office:value="25.668" calcext:value-type="float">
            <text:p>25.668</text:p>
          </table:table-cell>
          <table:table-cell office:value-type="float" office:value="0.973" calcext:value-type="float">
            <text:p>0.973</text:p>
          </table:table-cell>
          <table:table-cell table:number-columns-repeated="9"/>
        </table:table-row>
        <table:table-row table:style-name="ro1">
          <table:table-cell office:value-type="float" office:value="673893010" calcext:value-type="float">
            <text:p>673893010</text:p>
          </table:table-cell>
          <table:table-cell office:value-type="float" office:value="113.94947989285" calcext:value-type="float">
            <text:p>113.9494798929</text:p>
          </table:table-cell>
          <table:table-cell office:value-type="float" office:value="434.471518784005" calcext:value-type="float">
            <text:p>434.471518784</text:p>
          </table:table-cell>
          <table:table-cell office:value-type="float" office:value="74.1493323478499" calcext:value-type="float">
            <text:p>74.1493323478</text:p>
          </table:table-cell>
          <table:table-cell office:value-type="float" office:value="173.474" calcext:value-type="float">
            <text:p>173.474</text:p>
          </table:table-cell>
          <table:table-cell office:value-type="float" office:value="26.729" calcext:value-type="float">
            <text:p>26.729</text:p>
          </table:table-cell>
          <table:table-cell office:value-type="float" office:value="0.775000000000001" calcext:value-type="float">
            <text:p>0.775</text:p>
          </table:table-cell>
          <table:table-cell table:number-columns-repeated="9"/>
        </table:table-row>
        <table:table-row table:style-name="ro1">
          <table:table-cell office:value-type="float" office:value="728943242" calcext:value-type="float">
            <text:p>728943242</text:p>
          </table:table-cell>
          <table:table-cell office:value-type="float" office:value="111.352856282378" calcext:value-type="float">
            <text:p>111.3528562824</text:p>
          </table:table-cell>
          <table:table-cell office:value-type="float" office:value="431.934080293868" calcext:value-type="float">
            <text:p>431.9340802939</text:p>
          </table:table-cell>
          <table:table-cell office:value-type="float" office:value="74.317172496405" calcext:value-type="float">
            <text:p>74.3171724964</text:p>
          </table:table-cell>
          <table:table-cell office:value-type="float" office:value="143.814" calcext:value-type="float">
            <text:p>143.814</text:p>
          </table:table-cell>
          <table:table-cell office:value-type="float" office:value="31.101" calcext:value-type="float">
            <text:p>31.101</text:p>
          </table:table-cell>
          <table:table-cell office:value-type="float" office:value="1.855" calcext:value-type="float">
            <text:p>1.855</text:p>
          </table:table-cell>
          <table:table-cell table:number-columns-repeated="9"/>
        </table:table-row>
        <table:table-row table:style-name="ro1">
          <table:table-cell office:value-type="float" office:value="732835852" calcext:value-type="float">
            <text:p>732835852</text:p>
          </table:table-cell>
          <table:table-cell office:value-type="float" office:value="101.071141008521" calcext:value-type="float">
            <text:p>101.0711410085</text:p>
          </table:table-cell>
          <table:table-cell office:value-type="float" office:value="421.960515360755" calcext:value-type="float">
            <text:p>421.9605153608</text:p>
          </table:table-cell>
          <table:table-cell office:value-type="float" office:value="67.7789245109889" calcext:value-type="float">
            <text:p>67.778924511</text:p>
          </table:table-cell>
          <table:table-cell office:value-type="float" office:value="193.873" calcext:value-type="float">
            <text:p>193.873</text:p>
          </table:table-cell>
          <table:table-cell office:value-type="float" office:value="28.65" calcext:value-type="float">
            <text:p>28.65</text:p>
          </table:table-cell>
          <table:table-cell office:value-type="float" office:value="0.163" calcext:value-type="float">
            <text:p>0.163</text:p>
          </table:table-cell>
          <table:table-cell table:number-columns-repeated="9"/>
        </table:table-row>
        <table:table-row table:style-name="ro1">
          <table:table-cell office:value-type="float" office:value="744688633" calcext:value-type="float">
            <text:p>744688633</text:p>
          </table:table-cell>
          <table:table-cell office:value-type="float" office:value="144.565804478974" calcext:value-type="float">
            <text:p>144.565804479</text:p>
          </table:table-cell>
          <table:table-cell office:value-type="float" office:value="466.860593214951" calcext:value-type="float">
            <text:p>466.860593215</text:p>
          </table:table-cell>
          <table:table-cell office:value-type="float" office:value="90.6405428579601" calcext:value-type="float">
            <text:p>90.640542858</text:p>
          </table:table-cell>
          <table:table-cell office:value-type="float" office:value="178.893" calcext:value-type="float">
            <text:p>178.893</text:p>
          </table:table-cell>
          <table:table-cell office:value-type="float" office:value="33.902" calcext:value-type="float">
            <text:p>33.902</text:p>
          </table:table-cell>
          <table:table-cell office:value-type="float" office:value="4.57699999999999" calcext:value-type="float">
            <text:p>4.577</text:p>
          </table:table-cell>
          <table:table-cell table:number-columns-repeated="9"/>
        </table:table-row>
        <table:table-row table:style-name="ro1">
          <table:table-cell office:value-type="float" office:value="788182111" calcext:value-type="float">
            <text:p>788182111</text:p>
          </table:table-cell>
          <table:table-cell office:value-type="float" office:value="97.1071038001683" calcext:value-type="float">
            <text:p>97.1071038002</text:p>
          </table:table-cell>
          <table:table-cell office:value-type="float" office:value="418.209367094969" calcext:value-type="float">
            <text:p>418.209367095</text:p>
          </table:table-cell>
          <table:table-cell office:value-type="float" office:value="65.185268344183" calcext:value-type="float">
            <text:p>65.1852683442</text:p>
          </table:table-cell>
          <table:table-cell office:value-type="float" office:value="176.505" calcext:value-type="float">
            <text:p>176.505</text:p>
          </table:table-cell>
          <table:table-cell office:value-type="float" office:value="33.17" calcext:value-type="float">
            <text:p>33.17</text:p>
          </table:table-cell>
          <table:table-cell office:value-type="float" office:value="0.496" calcext:value-type="float">
            <text:p>0.496</text:p>
          </table:table-cell>
          <table:table-cell table:number-columns-repeated="9"/>
        </table:table-row>
        <table:table-row table:style-name="ro1">
          <table:table-cell office:value-type="float" office:value="851899383" calcext:value-type="float">
            <text:p>851899383</text:p>
          </table:table-cell>
          <table:table-cell office:value-type="float" office:value="141.987138179102" calcext:value-type="float">
            <text:p>141.9871381791</text:p>
          </table:table-cell>
          <table:table-cell office:value-type="float" office:value="461.819744947075" calcext:value-type="float">
            <text:p>461.8197449471</text:p>
          </table:table-cell>
          <table:table-cell office:value-type="float" office:value="89.3910541308578" calcext:value-type="float">
            <text:p>89.3910541309</text:p>
          </table:table-cell>
          <table:table-cell office:value-type="float" office:value="173.164" calcext:value-type="float">
            <text:p>173.164</text:p>
          </table:table-cell>
          <table:table-cell office:value-type="float" office:value="37.251" calcext:value-type="float">
            <text:p>37.251</text:p>
          </table:table-cell>
          <table:table-cell office:value-type="float" office:value="3.343" calcext:value-type="float">
            <text:p>3.343</text:p>
          </table:table-cell>
          <table:table-cell table:number-columns-repeated="9"/>
        </table:table-row>
        <table:table-row table:style-name="ro1">
          <table:table-cell office:value-type="float" office:value="857591140" calcext:value-type="float">
            <text:p>857591140</text:p>
          </table:table-cell>
          <table:table-cell office:value-type="float" office:value="187.324611985241" calcext:value-type="float">
            <text:p>187.3246119852</text:p>
          </table:table-cell>
          <table:table-cell office:value-type="float" office:value="510.427312551939" calcext:value-type="float">
            <text:p>510.4273125519</text:p>
          </table:table-cell>
          <table:table-cell office:value-type="float" office:value="109.738887739542" calcext:value-type="float">
            <text:p>109.7388877395</text:p>
          </table:table-cell>
          <table:table-cell office:value-type="float" office:value="198.193" calcext:value-type="float">
            <text:p>198.193</text:p>
          </table:table-cell>
          <table:table-cell office:value-type="float" office:value="37.779" calcext:value-type="float">
            <text:p>37.779</text:p>
          </table:table-cell>
          <table:table-cell office:value-type="float" office:value="6.70599999999999" calcext:value-type="float">
            <text:p>6.706</text:p>
          </table:table-cell>
          <table:table-cell table:number-columns-repeated="9"/>
        </table:table-row>
        <table:table-row table:style-name="ro1">
          <table:table-cell office:value-type="float" office:value="878672819" calcext:value-type="float">
            <text:p>878672819</text:p>
          </table:table-cell>
          <table:table-cell office:value-type="float" office:value="117.621055495954" calcext:value-type="float">
            <text:p>117.621055496</text:p>
          </table:table-cell>
          <table:table-cell office:value-type="float" office:value="439.752385429863" calcext:value-type="float">
            <text:p>439.7523854299</text:p>
          </table:table-cell>
          <table:table-cell office:value-type="float" office:value="76.7639158599195" calcext:value-type="float">
            <text:p>76.7639158599</text:p>
          </table:table-cell>
          <table:table-cell office:value-type="float" office:value="192.836" calcext:value-type="float">
            <text:p>192.836</text:p>
          </table:table-cell>
          <table:table-cell office:value-type="float" office:value="38.795" calcext:value-type="float">
            <text:p>38.795</text:p>
          </table:table-cell>
          <table:table-cell office:value-type="float" office:value="1.684" calcext:value-type="float">
            <text:p>1.684</text:p>
          </table:table-cell>
          <table:table-cell table:number-columns-repeated="9"/>
        </table:table-row>
        <table:table-row table:style-name="ro1">
          <table:table-cell office:value-type="float" office:value="879653903" calcext:value-type="float">
            <text:p>879653903</text:p>
          </table:table-cell>
          <table:table-cell office:value-type="float" office:value="74.4296751953079" calcext:value-type="float">
            <text:p>74.4296751953</text:p>
          </table:table-cell>
          <table:table-cell office:value-type="float" office:value="396.120044749172" calcext:value-type="float">
            <text:p>396.1200447492</text:p>
          </table:table-cell>
          <table:table-cell office:value-type="float" office:value="53.897697667242" calcext:value-type="float">
            <text:p>53.8976976672</text:p>
          </table:table-cell>
          <table:table-cell office:value-type="float" office:value="197.248" calcext:value-type="float">
            <text:p>197.248</text:p>
          </table:table-cell>
          <table:table-cell office:value-type="float" office:value="37.266" calcext:value-type="float">
            <text:p>37.266</text:p>
          </table:table-cell>
          <table:table-cell office:value-type="float" office:value="0.291" calcext:value-type="float">
            <text:p>0.291</text:p>
          </table:table-cell>
          <table:table-cell table:number-columns-repeated="9"/>
        </table:table-row>
        <table:table-row table:style-name="ro1">
          <table:table-cell office:value-type="float" office:value="881529139" calcext:value-type="float">
            <text:p>881529139</text:p>
          </table:table-cell>
          <table:table-cell office:value-type="float" office:value="148.285437165003" calcext:value-type="float">
            <text:p>148.285437165</text:p>
          </table:table-cell>
          <table:table-cell office:value-type="float" office:value="470.361015365226" calcext:value-type="float">
            <text:p>470.3610153652</text:p>
          </table:table-cell>
          <table:table-cell office:value-type="float" office:value="90.9669337878877" calcext:value-type="float">
            <text:p>90.9669337879</text:p>
          </table:table-cell>
          <table:table-cell office:value-type="float" office:value="203.592" calcext:value-type="float">
            <text:p>203.592</text:p>
          </table:table-cell>
          <table:table-cell office:value-type="float" office:value="38.485" calcext:value-type="float">
            <text:p>38.485</text:p>
          </table:table-cell>
          <table:table-cell office:value-type="float" office:value="2.806" calcext:value-type="float">
            <text:p>2.806</text:p>
          </table:table-cell>
          <table:table-cell table:number-columns-repeated="9"/>
        </table:table-row>
        <table:table-row table:style-name="ro1">
          <table:table-cell office:value-type="float" office:value="986696813" calcext:value-type="float">
            <text:p>986696813</text:p>
          </table:table-cell>
          <table:table-cell office:value-type="float" office:value="120.281300692121" calcext:value-type="float">
            <text:p>120.2813006921</text:p>
          </table:table-cell>
          <table:table-cell office:value-type="float" office:value="442.996023786895" calcext:value-type="float">
            <text:p>442.9960237869</text:p>
          </table:table-cell>
          <table:table-cell office:value-type="float" office:value="78.3518421919434" calcext:value-type="float">
            <text:p>78.3518421919</text:p>
          </table:table-cell>
          <table:table-cell office:value-type="float" office:value="209.155" calcext:value-type="float">
            <text:p>209.155</text:p>
          </table:table-cell>
          <table:table-cell office:value-type="float" office:value="40.135" calcext:value-type="float">
            <text:p>40.135</text:p>
          </table:table-cell>
          <table:table-cell office:value-type="float" office:value="1.734" calcext:value-type="float">
            <text:p>1.734</text:p>
          </table:table-cell>
          <table:table-cell table:number-columns-repeated="9"/>
        </table:table-row>
        <table:table-row table:style-name="ro1">
          <table:table-cell office:value-type="float" office:value="997278785" calcext:value-type="float">
            <text:p>997278785</text:p>
          </table:table-cell>
          <table:table-cell office:value-type="float" office:value="83.6875910977251" calcext:value-type="float">
            <text:p>83.6875910977</text:p>
          </table:table-cell>
          <table:table-cell office:value-type="float" office:value="405.698505006381" calcext:value-type="float">
            <text:p>405.6985050064</text:p>
          </table:table-cell>
          <table:table-cell office:value-type="float" office:value="59.664915906731" calcext:value-type="float">
            <text:p>59.6649159067</text:p>
          </table:table-cell>
          <table:table-cell office:value-type="float" office:value="213.384" calcext:value-type="float">
            <text:p>213.384</text:p>
          </table:table-cell>
          <table:table-cell office:value-type="float" office:value="42.313" calcext:value-type="float">
            <text:p>42.313</text:p>
          </table:table-cell>
          <table:table-cell office:value-type="float" office:value="0.971000000000001" calcext:value-type="float">
            <text:p>0.971</text:p>
          </table:table-cell>
          <table:table-cell table:number-columns-repeated="9"/>
        </table:table-row>
        <table:table-row table:style-name="ro1">
          <table:table-cell office:value-type="float" office:value="1364257451" calcext:value-type="float">
            <text:p>1364257451</text:p>
          </table:table-cell>
          <table:table-cell office:value-type="float" office:value="203.504935594159" calcext:value-type="float">
            <text:p>203.5049355942</text:p>
          </table:table-cell>
          <table:table-cell office:value-type="float" office:value="527.947289634205" calcext:value-type="float">
            <text:p>527.9472896342</text:p>
          </table:table-cell>
          <table:table-cell office:value-type="float" office:value="118.692968205025" calcext:value-type="float">
            <text:p>118.692968205</text:p>
          </table:table-cell>
          <table:table-cell office:value-type="float" office:value="429.189" calcext:value-type="float">
            <text:p>429.189</text:p>
          </table:table-cell>
          <table:table-cell office:value-type="float" office:value="58.747" calcext:value-type="float">
            <text:p>58.747</text:p>
          </table:table-cell>
          <table:table-cell office:value-type="float" office:value="3.187" calcext:value-type="float">
            <text:p>3.187</text:p>
          </table:table-cell>
          <table:table-cell table:number-columns-repeated="9"/>
        </table:table-row>
        <table:table-row table:style-name="ro1">
          <table:table-cell office:value-type="float" office:value="1368956123" calcext:value-type="float">
            <text:p>1368956123</text:p>
          </table:table-cell>
          <table:table-cell office:value-type="float" office:value="140.162175169389" calcext:value-type="float">
            <text:p>140.1621751694</text:p>
          </table:table-cell>
          <table:table-cell office:value-type="float" office:value="462.143703132053" calcext:value-type="float">
            <text:p>462.1437031321</text:p>
          </table:table-cell>
          <table:table-cell office:value-type="float" office:value="86.0029833664885" calcext:value-type="float">
            <text:p>86.0029833665</text:p>
          </table:table-cell>
          <table:table-cell office:value-type="float" office:value="333.437" calcext:value-type="float">
            <text:p>333.437</text:p>
          </table:table-cell>
          <table:table-cell office:value-type="float" office:value="59.796" calcext:value-type="float">
            <text:p>59.796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office:value-type="float" office:value="1369945372" calcext:value-type="float">
            <text:p>1369945372</text:p>
          </table:table-cell>
          <table:table-cell office:value-type="float" office:value="212.685386425932" calcext:value-type="float">
            <text:p>212.6853864259</text:p>
          </table:table-cell>
          <table:table-cell office:value-type="float" office:value="537.391119311098" calcext:value-type="float">
            <text:p>537.3911193111</text:p>
          </table:table-cell>
          <table:table-cell office:value-type="float" office:value="122.331645184953" calcext:value-type="float">
            <text:p>122.331645185</text:p>
          </table:table-cell>
          <table:table-cell office:value-type="float" office:value="355.072" calcext:value-type="float">
            <text:p>355.072</text:p>
          </table:table-cell>
          <table:table-cell office:value-type="float" office:value="55.758" calcext:value-type="float">
            <text:p>55.758</text:p>
          </table:table-cell>
          <table:table-cell office:value-type="float" office:value="5.66699999999999" calcext:value-type="float">
            <text:p>5.667</text:p>
          </table:table-cell>
          <table:table-cell table:number-columns-repeated="9"/>
        </table:table-row>
        <table:table-row table:style-name="ro1">
          <table:table-cell office:value-type="float" office:value="1372144087" calcext:value-type="float">
            <text:p>1372144087</text:p>
          </table:table-cell>
          <table:table-cell office:value-type="float" office:value="83.6860732651257" calcext:value-type="float">
            <text:p>83.6860732651</text:p>
          </table:table-cell>
          <table:table-cell office:value-type="float" office:value="404.80075823376" calcext:value-type="float">
            <text:p>404.8007582338</text:p>
          </table:table-cell>
          <table:table-cell office:value-type="float" office:value="58.7776848090871" calcext:value-type="float">
            <text:p>58.7776848091</text:p>
          </table:table-cell>
          <table:table-cell office:value-type="float" office:value="369.662" calcext:value-type="float">
            <text:p>369.662</text:p>
          </table:table-cell>
          <table:table-cell office:value-type="float" office:value="55.269" calcext:value-type="float">
            <text:p>55.269</text:p>
          </table:table-cell>
          <table:table-cell office:value-type="float" office:value="0.605" calcext:value-type="float">
            <text:p>0.605</text:p>
          </table:table-cell>
          <table:table-cell table:number-columns-repeated="9"/>
        </table:table-row>
        <table:table-row table:style-name="ro1">
          <table:table-cell office:value-type="float" office:value="1406992732" calcext:value-type="float">
            <text:p>1406992732</text:p>
          </table:table-cell>
          <table:table-cell office:value-type="float" office:value="145.816135729197" calcext:value-type="float">
            <text:p>145.8161357292</text:p>
          </table:table-cell>
          <table:table-cell office:value-type="float" office:value="467.611994300911" calcext:value-type="float">
            <text:p>467.6119943009</text:p>
          </table:table-cell>
          <table:table-cell office:value-type="float" office:value="88.9087390085333" calcext:value-type="float">
            <text:p>88.9087390085</text:p>
          </table:table-cell>
          <table:table-cell office:value-type="float" office:value="386.924" calcext:value-type="float">
            <text:p>386.924</text:p>
          </table:table-cell>
          <table:table-cell office:value-type="float" office:value="65.882" calcext:value-type="float">
            <text:p>65.882</text:p>
          </table:table-cell>
          <table:table-cell office:value-type="float" office:value="1.147" calcext:value-type="float">
            <text:p>1.147</text:p>
          </table:table-cell>
          <table:table-cell table:number-columns-repeated="9"/>
        </table:table-row>
        <table:table-row table:style-name="ro1">
          <table:table-cell office:value-type="float" office:value="1408921334" calcext:value-type="float">
            <text:p>1408921334</text:p>
          </table:table-cell>
          <table:table-cell office:value-type="float" office:value="178.05172155617" calcext:value-type="float">
            <text:p>178.0517215562</text:p>
          </table:table-cell>
          <table:table-cell office:value-type="float" office:value="501.193003040098" calcext:value-type="float">
            <text:p>501.1930030401</text:p>
          </table:table-cell>
          <table:table-cell office:value-type="float" office:value="103.949581239052" calcext:value-type="float">
            <text:p>103.9495812391</text:p>
          </table:table-cell>
          <table:table-cell office:value-type="float" office:value="409.662" calcext:value-type="float">
            <text:p>409.662</text:p>
          </table:table-cell>
          <table:table-cell office:value-type="float" office:value="59.33" calcext:value-type="float">
            <text:p>59.33</text:p>
          </table:table-cell>
          <table:table-cell office:value-type="float" office:value="0.988000000000001" calcext:value-type="float">
            <text:p>0.988</text:p>
          </table:table-cell>
          <table:table-cell table:number-columns-repeated="9"/>
        </table:table-row>
        <table:table-row table:style-name="ro1">
          <table:table-cell office:value-type="float" office:value="1426753185" calcext:value-type="float">
            <text:p>1426753185</text:p>
          </table:table-cell>
          <table:table-cell office:value-type="float" office:value="82.3594038383453" calcext:value-type="float">
            <text:p>82.3594038383</text:p>
          </table:table-cell>
          <table:table-cell office:value-type="float" office:value="402.654311106599" calcext:value-type="float">
            <text:p>402.6543111066</text:p>
          </table:table-cell>
          <table:table-cell office:value-type="float" office:value="57.800473332929" calcext:value-type="float">
            <text:p>57.8004733329</text:p>
          </table:table-cell>
          <table:table-cell office:value-type="float" office:value="421.124" calcext:value-type="float">
            <text:p>421.124</text:p>
          </table:table-cell>
          <table:table-cell office:value-type="float" office:value="59.508" calcext:value-type="float">
            <text:p>59.508</text:p>
          </table:table-cell>
          <table:table-cell office:value-type="float" office:value="0.743" calcext:value-type="float">
            <text:p>0.743</text:p>
          </table:table-cell>
          <table:table-cell table:number-columns-repeated="9"/>
        </table:table-row>
        <table:table-row table:style-name="ro1">
          <table:table-cell office:value-type="float" office:value="1480628848" calcext:value-type="float">
            <text:p>1480628848</text:p>
          </table:table-cell>
          <table:table-cell office:value-type="float" office:value="140.850718399626" calcext:value-type="float">
            <text:p>140.8507183996</text:p>
          </table:table-cell>
          <table:table-cell office:value-type="float" office:value="460.795758015476" calcext:value-type="float">
            <text:p>460.7957580155</text:p>
          </table:table-cell>
          <table:table-cell office:value-type="float" office:value="87.8693050679285" calcext:value-type="float">
            <text:p>87.8693050679</text:p>
          </table:table-cell>
          <table:table-cell office:value-type="float" office:value="370.423" calcext:value-type="float">
            <text:p>370.423</text:p>
          </table:table-cell>
          <table:table-cell office:value-type="float" office:value="68.319" calcext:value-type="float">
            <text:p>68.319</text:p>
          </table:table-cell>
          <table:table-cell office:value-type="float" office:value="2.76" calcext:value-type="float">
            <text:p>2.76</text:p>
          </table:table-cell>
          <table:table-cell table:number-columns-repeated="9"/>
        </table:table-row>
        <table:table-row table:style-name="ro1">
          <table:table-cell office:value-type="float" office:value="1603984944" calcext:value-type="float">
            <text:p>1603984944</text:p>
          </table:table-cell>
          <table:table-cell office:value-type="float" office:value="238.831100520794" calcext:value-type="float">
            <text:p>238.8311005208</text:p>
          </table:table-cell>
          <table:table-cell office:value-type="float" office:value="564.229979451455" calcext:value-type="float">
            <text:p>564.2299794515</text:p>
          </table:table-cell>
          <table:table-cell office:value-type="float" office:value="133.604064392741" calcext:value-type="float">
            <text:p>133.6040643927</text:p>
          </table:table-cell>
          <table:table-cell office:value-type="float" office:value="376.737" calcext:value-type="float">
            <text:p>376.737</text:p>
          </table:table-cell>
          <table:table-cell office:value-type="float" office:value="70.169" calcext:value-type="float">
            <text:p>70.169</text:p>
          </table:table-cell>
          <table:table-cell office:value-type="float" office:value="2.259" calcext:value-type="float">
            <text:p>2.259</text:p>
          </table:table-cell>
          <table:table-cell table:number-columns-repeated="9"/>
        </table:table-row>
        <table:table-row table:style-name="ro1">
          <table:table-cell office:value-type="float" office:value="1687972696" calcext:value-type="float">
            <text:p>1687972696</text:p>
          </table:table-cell>
          <table:table-cell office:value-type="float" office:value="150.622324377007" calcext:value-type="float">
            <text:p>150.622324377</text:p>
          </table:table-cell>
          <table:table-cell office:value-type="float" office:value="471.739978033263" calcext:value-type="float">
            <text:p>471.7399780333</text:p>
          </table:table-cell>
          <table:table-cell office:value-type="float" office:value="91.4482575918955" calcext:value-type="float">
            <text:p>91.4482575919</text:p>
          </table:table-cell>
          <table:table-cell office:value-type="float" office:value="427.924" calcext:value-type="float">
            <text:p>427.924</text:p>
          </table:table-cell>
          <table:table-cell office:value-type="float" office:value="79.7310000000001" calcext:value-type="float">
            <text:p>79.731</text:p>
          </table:table-cell>
          <table:table-cell office:value-type="float" office:value="1.879" calcext:value-type="float">
            <text:p>1.879</text:p>
          </table:table-cell>
          <table:table-cell table:number-columns-repeated="9"/>
        </table:table-row>
        <table:table-row table:style-name="ro1">
          <table:table-cell office:value-type="float" office:value="1762636514" calcext:value-type="float">
            <text:p>1762636514</text:p>
          </table:table-cell>
          <table:table-cell office:value-type="float" office:value="253.677490809001" calcext:value-type="float">
            <text:p>253.677490809</text:p>
          </table:table-cell>
          <table:table-cell office:value-type="float" office:value="577.341350775881" calcext:value-type="float">
            <text:p>577.3413507759</text:p>
          </table:table-cell>
          <table:table-cell office:value-type="float" office:value="142.419147166016" calcext:value-type="float">
            <text:p>142.419147166</text:p>
          </table:table-cell>
          <table:table-cell office:value-type="float" office:value="382.148" calcext:value-type="float">
            <text:p>382.148</text:p>
          </table:table-cell>
          <table:table-cell office:value-type="float" office:value="74.181" calcext:value-type="float">
            <text:p>74.181</text:p>
          </table:table-cell>
          <table:table-cell office:value-type="float" office:value="1.434" calcext:value-type="float">
            <text:p>1.434</text:p>
          </table:table-cell>
          <table:table-cell table:number-columns-repeated="9"/>
        </table:table-row>
        <table:table-row table:style-name="ro1">
          <table:table-cell office:value-type="float" office:value="2038721293" calcext:value-type="float">
            <text:p>2038721293</text:p>
          </table:table-cell>
          <table:table-cell office:value-type="float" office:value="199.301955027971" calcext:value-type="float">
            <text:p>199.301955028</text:p>
          </table:table-cell>
          <table:table-cell office:value-type="float" office:value="522.974862168659" calcext:value-type="float">
            <text:p>522.9748621687</text:p>
          </table:table-cell>
          <table:table-cell office:value-type="float" office:value="115.399282149447" calcext:value-type="float">
            <text:p>115.3992821494</text:p>
          </table:table-cell>
          <table:table-cell office:value-type="float" office:value="494.002" calcext:value-type="float">
            <text:p>494.002</text:p>
          </table:table-cell>
          <table:table-cell office:value-type="float" office:value="85.335" calcext:value-type="float">
            <text:p>85.335</text:p>
          </table:table-cell>
          <table:table-cell office:value-type="float" office:value="0.725" calcext:value-type="float">
            <text:p>0.725</text:p>
          </table:table-cell>
          <table:table-cell table:number-columns-repeated="9"/>
        </table:table-row>
        <table:table-row table:style-name="ro1">
          <table:table-cell office:value-type="float" office:value="2118056881" calcext:value-type="float">
            <text:p>2118056881</text:p>
          </table:table-cell>
          <table:table-cell office:value-type="float" office:value="187.810932812019" calcext:value-type="float">
            <text:p>187.810932812</text:p>
          </table:table-cell>
          <table:table-cell office:value-type="float" office:value="509.943564019981" calcext:value-type="float">
            <text:p>509.94356402</text:p>
          </table:table-cell>
          <table:table-cell office:value-type="float" office:value="109.993390217132" calcext:value-type="float">
            <text:p>109.9933902171</text:p>
          </table:table-cell>
          <table:table-cell office:value-type="float" office:value="480.336" calcext:value-type="float">
            <text:p>480.336</text:p>
          </table:table-cell>
          <table:table-cell office:value-type="float" office:value="92.449" calcext:value-type="float">
            <text:p>92.449</text:p>
          </table:table-cell>
          <table:table-cell office:value-type="float" office:value="0.464" calcext:value-type="float">
            <text:p>0.464</text:p>
          </table:table-cell>
          <table:table-cell table:number-columns-repeated="9"/>
        </table:table-row>
        <table:table-row table:style-name="ro1">
          <table:table-cell office:value-type="float" office:value="2282185821" calcext:value-type="float">
            <text:p>2282185821</text:p>
          </table:table-cell>
          <table:table-cell office:value-type="float" office:value="362.814420153038" calcext:value-type="float">
            <text:p>362.814420153</text:p>
          </table:table-cell>
          <table:table-cell office:value-type="float" office:value="691.617941520031" calcext:value-type="float">
            <text:p>691.61794152</text:p>
          </table:table-cell>
          <table:table-cell office:value-type="float" office:value="193.602893927775" calcext:value-type="float">
            <text:p>193.6028939278</text:p>
          </table:table-cell>
          <table:table-cell office:value-type="float" office:value="649.543" calcext:value-type="float">
            <text:p>649.543</text:p>
          </table:table-cell>
          <table:table-cell office:value-type="float" office:value="115.868" calcext:value-type="float">
            <text:p>115.868</text:p>
          </table:table-cell>
          <table:table-cell office:value-type="float" office:value="2.194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311100286" calcext:value-type="float">
            <text:p>2311100286</text:p>
          </table:table-cell>
          <table:table-cell office:value-type="float" office:value="357.378080639057" calcext:value-type="float">
            <text:p>357.3780806391</text:p>
          </table:table-cell>
          <table:table-cell office:value-type="float" office:value="567.546118550788" calcext:value-type="float">
            <text:p>567.5461185508</text:p>
          </table:table-cell>
          <table:table-cell office:value-type="float" office:value="199.487218112161" calcext:value-type="float">
            <text:p>199.4872181122</text:p>
          </table:table-cell>
          <table:table-cell office:value-type="float" office:value="631.841" calcext:value-type="float">
            <text:p>631.841</text:p>
          </table:table-cell>
          <table:table-cell office:value-type="float" office:value="108.003" calcext:value-type="float">
            <text:p>108.003</text:p>
          </table:table-cell>
          <table:table-cell office:value-type="float" office:value="1.354" calcext:value-type="float">
            <text:p>1.354</text:p>
          </table:table-cell>
          <table:table-cell table:number-columns-repeated="9"/>
        </table:table-row>
        <table:table-row table:style-name="ro1">
          <table:table-cell office:value-type="float" office:value="2378200415" calcext:value-type="float">
            <text:p>2378200415</text:p>
          </table:table-cell>
          <table:table-cell office:value-type="float" office:value="218.345645679947" calcext:value-type="float">
            <text:p>218.3456456799</text:p>
          </table:table-cell>
          <table:table-cell office:value-type="float" office:value="544.057015349972" calcext:value-type="float">
            <text:p>544.05701535</text:p>
          </table:table-cell>
          <table:table-cell office:value-type="float" office:value="125.535641007911" calcext:value-type="float">
            <text:p>125.5356410079</text:p>
          </table:table-cell>
          <table:table-cell office:value-type="float" office:value="534.394" calcext:value-type="float">
            <text:p>534.394</text:p>
          </table:table-cell>
          <table:table-cell office:value-type="float" office:value="99.249" calcext:value-type="float">
            <text:p>99.249</text:p>
          </table:table-cell>
          <table:table-cell office:value-type="float" office:value="0.617" calcext:value-type="float">
            <text:p>0.617</text:p>
          </table:table-cell>
          <table:table-cell table:number-columns-repeated="9"/>
        </table:table-row>
        <table:table-row table:style-name="ro1">
          <table:table-cell office:value-type="float" office:value="2386224139" calcext:value-type="float">
            <text:p>2386224139</text:p>
          </table:table-cell>
          <table:table-cell office:value-type="float" office:value="194.541554799245" calcext:value-type="float">
            <text:p>194.5415547992</text:p>
          </table:table-cell>
          <table:table-cell office:value-type="float" office:value="517.266553218535" calcext:value-type="float">
            <text:p>517.2665532185</text:p>
          </table:table-cell>
          <table:table-cell office:value-type="float" office:value="112.293873738323" calcext:value-type="float">
            <text:p>112.2938737383</text:p>
          </table:table-cell>
          <table:table-cell office:value-type="float" office:value="504.588" calcext:value-type="float">
            <text:p>504.588</text:p>
          </table:table-cell>
          <table:table-cell office:value-type="float" office:value="98.263" calcext:value-type="float">
            <text:p>98.263</text:p>
          </table:table-cell>
          <table:table-cell office:value-type="float" office:value="0.249" calcext:value-type="float">
            <text:p>0.249</text:p>
          </table:table-cell>
          <table:table-cell table:number-columns-repeated="9"/>
        </table:table-row>
        <table:table-row table:style-name="ro1">
          <table:table-cell office:value-type="float" office:value="2439500503" calcext:value-type="float">
            <text:p>2439500503</text:p>
          </table:table-cell>
          <table:table-cell office:value-type="float" office:value="196.434317813168" calcext:value-type="float">
            <text:p>196.4343178132</text:p>
          </table:table-cell>
          <table:table-cell office:value-type="float" office:value="519.697847297037" calcext:value-type="float">
            <text:p>519.697847297</text:p>
          </table:table-cell>
          <table:table-cell office:value-type="float" office:value="113.484016949049" calcext:value-type="float">
            <text:p>113.484016949</text:p>
          </table:table-cell>
          <table:table-cell office:value-type="float" office:value="560.325" calcext:value-type="float">
            <text:p>560.325</text:p>
          </table:table-cell>
          <table:table-cell office:value-type="float" office:value="108.892" calcext:value-type="float">
            <text:p>108.892</text:p>
          </table:table-cell>
          <table:table-cell office:value-type="float" office:value="0.673000000000001" calcext:value-type="float">
            <text:p>0.673</text:p>
          </table:table-cell>
          <table:table-cell table:number-columns-repeated="9"/>
        </table:table-row>
        <table:table-row table:style-name="ro1">
          <table:table-cell office:value-type="float" office:value="2461100208" calcext:value-type="float">
            <text:p>2461100208</text:p>
          </table:table-cell>
          <table:table-cell office:value-type="float" office:value="405.433591815061" calcext:value-type="float">
            <text:p>405.4335918151</text:p>
          </table:table-cell>
          <table:table-cell office:value-type="float" office:value="731.666190610908" calcext:value-type="float">
            <text:p>731.6661906109</text:p>
          </table:table-cell>
          <table:table-cell office:value-type="float" office:value="211.631053571356" calcext:value-type="float">
            <text:p>211.6310535714</text:p>
          </table:table-cell>
          <table:table-cell office:value-type="float" office:value="569.63" calcext:value-type="float">
            <text:p>569.63</text:p>
          </table:table-cell>
          <table:table-cell office:value-type="float" office:value="106.683" calcext:value-type="float">
            <text:p>106.683</text:p>
          </table:table-cell>
          <table:table-cell office:value-type="float" office:value="1.341" calcext:value-type="float">
            <text:p>1.341</text:p>
          </table:table-cell>
          <table:table-cell table:number-columns-repeated="9"/>
        </table:table-row>
        <table:table-row table:style-name="ro1">
          <table:table-cell office:value-type="float" office:value="3014871207" calcext:value-type="float">
            <text:p>3014871207</text:p>
          </table:table-cell>
          <table:table-cell office:value-type="float" office:value="440.021117715893" calcext:value-type="float">
            <text:p>440.0211177159</text:p>
          </table:table-cell>
          <table:table-cell office:value-type="float" office:value="770.623204880132" calcext:value-type="float">
            <text:p>770.6232048801</text:p>
          </table:table-cell>
          <table:table-cell office:value-type="float" office:value="230.738511722011" calcext:value-type="float">
            <text:p>230.738511722</text:p>
          </table:table-cell>
          <table:table-cell office:value-type="float" office:value="752.288" calcext:value-type="float">
            <text:p>752.288</text:p>
          </table:table-cell>
          <table:table-cell office:value-type="float" office:value="135.048" calcext:value-type="float">
            <text:p>135.048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float" office:value="3087211981" calcext:value-type="float">
            <text:p>3087211981</text:p>
          </table:table-cell>
          <table:table-cell office:value-type="float" office:value="376.427676694933" calcext:value-type="float">
            <text:p>376.4276766949</text:p>
          </table:table-cell>
          <table:table-cell office:value-type="float" office:value="703.883411186514" calcext:value-type="float">
            <text:p>703.8834111865</text:p>
          </table:table-cell>
          <table:table-cell office:value-type="float" office:value="197.627449311898" calcext:value-type="float">
            <text:p>197.6274493119</text:p>
          </table:table-cell>
          <table:table-cell office:value-type="float" office:value="888.557" calcext:value-type="float">
            <text:p>888.557</text:p>
          </table:table-cell>
          <table:table-cell office:value-type="float" office:value="129.374" calcext:value-type="float">
            <text:p>129.374</text:p>
          </table:table-cell>
          <table:table-cell office:value-type="float" office:value="1.163" calcext:value-type="float">
            <text:p>1.163</text:p>
          </table:table-cell>
          <table:table-cell table:number-columns-repeated="9"/>
        </table:table-row>
        <table:table-row table:style-name="ro1">
          <table:table-cell office:value-type="float" office:value="3087956380" calcext:value-type="float">
            <text:p>3087956380</text:p>
          </table:table-cell>
          <table:table-cell office:value-type="float" office:value="175.987319933076" calcext:value-type="float">
            <text:p>175.9873199331</text:p>
          </table:table-cell>
          <table:table-cell office:value-type="float" office:value="499.593460156233" calcext:value-type="float">
            <text:p>499.5934601562</text:p>
          </table:table-cell>
          <table:table-cell office:value-type="float" office:value="103.808827432978" calcext:value-type="float">
            <text:p>103.808827433</text:p>
          </table:table-cell>
          <table:table-cell office:value-type="float" office:value="855.858" calcext:value-type="float">
            <text:p>855.858</text:p>
          </table:table-cell>
          <table:table-cell office:value-type="float" office:value="144.069" calcext:value-type="float">
            <text:p>144.069</text:p>
          </table:table-cell>
          <table:table-cell office:value-type="float" office:value="2.07" calcext:value-type="float">
            <text:p>2.07</text:p>
          </table:table-cell>
          <table:table-cell table:number-columns-repeated="9"/>
        </table:table-row>
        <table:table-row table:style-name="ro1">
          <table:table-cell office:value-type="float" office:value="3350767766" calcext:value-type="float">
            <text:p>3350767766</text:p>
          </table:table-cell>
          <table:table-cell office:value-type="float" office:value="231.45639320754" calcext:value-type="float">
            <text:p>231.4563932075</text:p>
          </table:table-cell>
          <table:table-cell office:value-type="float" office:value="556.363734504907" calcext:value-type="float">
            <text:p>556.3637345049</text:p>
          </table:table-cell>
          <table:table-cell office:value-type="float" office:value="131.307455869857" calcext:value-type="float">
            <text:p>131.3074558699</text:p>
          </table:table-cell>
          <table:table-cell office:value-type="float" office:value="1008.712" calcext:value-type="float">
            <text:p>1008.712</text:p>
          </table:table-cell>
          <table:table-cell office:value-type="float" office:value="171.128" calcext:value-type="float">
            <text:p>171.128</text:p>
          </table:table-cell>
          <table:table-cell office:value-type="float" office:value="0.156" calcext:value-type="float">
            <text:p>0.156</text:p>
          </table:table-cell>
          <table:table-cell table:number-columns-repeated="9"/>
        </table:table-row>
        <table:table-row table:style-name="ro1">
          <table:table-cell office:value-type="float" office:value="3378034069" calcext:value-type="float">
            <text:p>3378034069</text:p>
          </table:table-cell>
          <table:table-cell office:value-type="float" office:value="276.975593253999" calcext:value-type="float">
            <text:p>276.975593254</text:p>
          </table:table-cell>
          <table:table-cell office:value-type="float" office:value="600.999466828798" calcext:value-type="float">
            <text:p>600.9994668288</text:p>
          </table:table-cell>
          <table:table-cell office:value-type="float" office:value="153.013881658117" calcext:value-type="float">
            <text:p>153.0138816581</text:p>
          </table:table-cell>
          <table:table-cell office:value-type="float" office:value="983.619" calcext:value-type="float">
            <text:p>983.619</text:p>
          </table:table-cell>
          <table:table-cell office:value-type="float" office:value="195.668" calcext:value-type="float">
            <text:p>195.668</text:p>
          </table:table-cell>
          <table:table-cell office:value-type="float" office:value="0.298" calcext:value-type="float">
            <text:p>0.298</text:p>
          </table:table-cell>
          <table:table-cell table:number-columns-repeated="9"/>
        </table:table-row>
        <table:table-row table:style-name="ro1">
          <table:table-cell office:value-type="float" office:value="3384910071" calcext:value-type="float">
            <text:p>3384910071</text:p>
          </table:table-cell>
          <table:table-cell office:value-type="float" office:value="366.916387002741" calcext:value-type="float">
            <text:p>366.9163870027</text:p>
          </table:table-cell>
          <table:table-cell office:value-type="float" office:value="694.424109463987" calcext:value-type="float">
            <text:p>694.424109464</text:p>
          </table:table-cell>
          <table:table-cell office:value-type="float" office:value="194.690601864248" calcext:value-type="float">
            <text:p>194.6906018642</text:p>
          </table:table-cell>
          <table:table-cell office:value-type="float" office:value="1062.206" calcext:value-type="float">
            <text:p>1062.206</text:p>
          </table:table-cell>
          <table:table-cell office:value-type="float" office:value="153.238" calcext:value-type="float">
            <text:p>153.238</text:p>
          </table:table-cell>
          <table:table-cell office:value-type="float" office:value="1.023" calcext:value-type="float">
            <text:p>1.023</text:p>
          </table:table-cell>
          <table:table-cell table:number-columns-repeated="9"/>
        </table:table-row>
        <table:table-row table:style-name="ro1">
          <table:table-cell office:value-type="float" office:value="3464009131" calcext:value-type="float">
            <text:p>3464009131</text:p>
          </table:table-cell>
          <table:table-cell office:value-type="float" office:value="283.985052295931" calcext:value-type="float">
            <text:p>283.9850522959</text:p>
          </table:table-cell>
          <table:table-cell office:value-type="float" office:value="611.765094509057" calcext:value-type="float">
            <text:p>611.7650945091</text:p>
          </table:table-cell>
          <table:table-cell office:value-type="float" office:value="156.724497474061" calcext:value-type="float">
            <text:p>156.7244974741</text:p>
          </table:table-cell>
          <table:table-cell office:value-type="float" office:value="1073.022" calcext:value-type="float">
            <text:p>1073.022</text:p>
          </table:table-cell>
          <table:table-cell office:value-type="float" office:value="183.94" calcext:value-type="float">
            <text:p>183.94</text:p>
          </table:table-cell>
          <table:table-cell office:value-type="float" office:value="0.166" calcext:value-type="float">
            <text:p>0.166</text:p>
          </table:table-cell>
          <table:table-cell table:number-columns-repeated="9"/>
        </table:table-row>
        <table:table-row table:style-name="ro1">
          <table:table-cell office:value-type="float" office:value="3585978150" calcext:value-type="float">
            <text:p>3585978150</text:p>
          </table:table-cell>
          <table:table-cell office:value-type="float" office:value="155.475268387061" calcext:value-type="float">
            <text:p>155.4752683871</text:p>
          </table:table-cell>
          <table:table-cell office:value-type="float" office:value="479.745384353941" calcext:value-type="float">
            <text:p>479.7453843539</text:p>
          </table:table-cell>
          <table:table-cell office:value-type="float" office:value="93.9219306969026" calcext:value-type="float">
            <text:p>93.9219306969</text:p>
          </table:table-cell>
          <table:table-cell office:value-type="float" office:value="1041.441" calcext:value-type="float">
            <text:p>1041.441</text:p>
          </table:table-cell>
          <table:table-cell office:value-type="float" office:value="178.483" calcext:value-type="float">
            <text:p>178.483</text:p>
          </table:table-cell>
          <table:table-cell office:value-type="float" office:value="0.213" calcext:value-type="float">
            <text:p>0.213</text:p>
          </table:table-cell>
          <table:table-cell table:number-columns-repeated="9"/>
        </table:table-row>
        <table:table-row table:style-name="ro1">
          <table:table-cell office:value-type="float" office:value="3596746215" calcext:value-type="float">
            <text:p>3596746215</text:p>
          </table:table-cell>
          <table:table-cell office:value-type="float" office:value="383.282448226179" calcext:value-type="float">
            <text:p>383.2824482262</text:p>
          </table:table-cell>
          <table:table-cell office:value-type="float" office:value="712.872590008949" calcext:value-type="float">
            <text:p>712.8725900089</text:p>
          </table:table-cell>
          <table:table-cell office:value-type="float" office:value="199.696846825944" calcext:value-type="float">
            <text:p>199.6968468259</text:p>
          </table:table-cell>
          <table:table-cell office:value-type="float" office:value="1083.422" calcext:value-type="float">
            <text:p>1083.422</text:p>
          </table:table-cell>
          <table:table-cell office:value-type="float" office:value="164.17" calcext:value-type="float">
            <text:p>164.17</text:p>
          </table:table-cell>
          <table:table-cell office:value-type="float" office:value="1.969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3649474637" calcext:value-type="float">
            <text:p>3649474637</text:p>
          </table:table-cell>
          <table:table-cell office:value-type="float" office:value="275.35321049788" calcext:value-type="float">
            <text:p>275.3532104979</text:p>
          </table:table-cell>
          <table:table-cell office:value-type="float" office:value="601.532528425683" calcext:value-type="float">
            <text:p>601.5325284257</text:p>
          </table:table-cell>
          <table:table-cell office:value-type="float" office:value="152.042622593057" calcext:value-type="float">
            <text:p>152.0426225931</text:p>
          </table:table-cell>
          <table:table-cell office:value-type="float" office:value="1104.249" calcext:value-type="float">
            <text:p>1104.249</text:p>
          </table:table-cell>
          <table:table-cell office:value-type="float" office:value="168.052" calcext:value-type="float">
            <text:p>168.052</text:p>
          </table:table-cell>
          <table:table-cell office:value-type="float" office:value="0.657" calcext:value-type="float">
            <text:p>0.657</text:p>
          </table:table-cell>
          <table:table-cell table:number-columns-repeated="9"/>
        </table:table-row>
        <table:table-row table:style-name="ro1">
          <table:table-cell office:value-type="float" office:value="3933081417" calcext:value-type="float">
            <text:p>3933081417</text:p>
          </table:table-cell>
          <table:table-cell office:value-type="float" office:value="413.618014572945" calcext:value-type="float">
            <text:p>413.6180145729</text:p>
          </table:table-cell>
          <table:table-cell office:value-type="float" office:value="743.028549170209" calcext:value-type="float">
            <text:p>743.0285491702</text:p>
          </table:table-cell>
          <table:table-cell office:value-type="float" office:value="216.223716523906" calcext:value-type="float">
            <text:p>216.2237165239</text:p>
          </table:table-cell>
          <table:table-cell office:value-type="float" office:value="1324.132" calcext:value-type="float">
            <text:p>1324.132</text:p>
          </table:table-cell>
          <table:table-cell office:value-type="float" office:value="184.771" calcext:value-type="float">
            <text:p>184.771</text:p>
          </table:table-cell>
          <table:table-cell office:value-type="float" office:value="1.994" calcext:value-type="float">
            <text:p>1.994</text:p>
          </table:table-cell>
          <table:table-cell table:number-columns-repeated="9"/>
        </table:table-row>
        <table:table-row table:style-name="ro1">
          <table:table-cell office:value-type="float" office:value="3977253965" calcext:value-type="float">
            <text:p>3977253965</text:p>
          </table:table-cell>
          <table:table-cell office:value-type="float" office:value="304.086668714997" calcext:value-type="float">
            <text:p>304.086668715</text:p>
          </table:table-cell>
          <table:table-cell office:value-type="float" office:value="628.230582658871" calcext:value-type="float">
            <text:p>628.2305826589</text:p>
          </table:table-cell>
          <table:table-cell office:value-type="float" office:value="166.329005408945" calcext:value-type="float">
            <text:p>166.3290054089</text:p>
          </table:table-cell>
          <table:table-cell office:value-type="float" office:value="1250.864" calcext:value-type="float">
            <text:p>1250.864</text:p>
          </table:table-cell>
          <table:table-cell office:value-type="float" office:value="195.628" calcext:value-type="float">
            <text:p>195.628</text:p>
          </table:table-cell>
          <table:table-cell office:value-type="float" office:value="0.777000000000001" calcext:value-type="float">
            <text:p>0.777</text:p>
          </table:table-cell>
          <table:table-cell table:number-columns-repeated="9"/>
        </table:table-row>
        <table:table-row table:style-name="ro1">
          <table:table-cell office:value-type="float" office:value="4039610942" calcext:value-type="float">
            <text:p>4039610942</text:p>
          </table:table-cell>
          <table:table-cell office:value-type="float" office:value="375.210342195118" calcext:value-type="float">
            <text:p>375.2103421951</text:p>
          </table:table-cell>
          <table:table-cell office:value-type="float" office:value="701.939894332958" calcext:value-type="float">
            <text:p>701.939894333</text:p>
          </table:table-cell>
          <table:table-cell office:value-type="float" office:value="200.066165265016" calcext:value-type="float">
            <text:p>200.066165265</text:p>
          </table:table-cell>
          <table:table-cell office:value-type="float" office:value="1243.587" calcext:value-type="float">
            <text:p>1243.587</text:p>
          </table:table-cell>
          <table:table-cell office:value-type="float" office:value="253.398" calcext:value-type="float">
            <text:p>253.398</text:p>
          </table:table-cell>
          <table:table-cell office:value-type="float" office:value="0.192" calcext:value-type="float">
            <text:p>0.192</text:p>
          </table:table-cell>
          <table:table-cell table:number-columns-repeated="9"/>
        </table:table-row>
        <table:table-row table:style-name="ro1">
          <table:table-cell office:value-type="float" office:value="4113065157" calcext:value-type="float">
            <text:p>4113065157</text:p>
          </table:table-cell>
          <table:table-cell office:value-type="float" office:value="189.484658022469" calcext:value-type="float">
            <text:p>189.4846580225</text:p>
          </table:table-cell>
          <table:table-cell office:value-type="float" office:value="513.090917168011" calcext:value-type="float">
            <text:p>513.090917168</text:p>
          </table:table-cell>
          <table:table-cell office:value-type="float" office:value="109.861795675824" calcext:value-type="float">
            <text:p>109.8617956758</text:p>
          </table:table-cell>
          <table:table-cell office:value-type="float" office:value="1280.764" calcext:value-type="float">
            <text:p>1280.764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0.147" calcext:value-type="float">
            <text:p>0.147</text:p>
          </table:table-cell>
          <table:table-cell table:number-columns-repeated="9"/>
        </table:table-row>
        <table:table-row table:style-name="ro1">
          <table:table-cell office:value-type="float" office:value="4295767307" calcext:value-type="float">
            <text:p>4295767307</text:p>
          </table:table-cell>
          <table:table-cell office:value-type="float" office:value="281.206217574945" calcext:value-type="float">
            <text:p>281.2062175749</text:p>
          </table:table-cell>
          <table:table-cell office:value-type="float" office:value="608.439644672151" calcext:value-type="float">
            <text:p>608.4396446722</text:p>
          </table:table-cell>
          <table:table-cell office:value-type="float" office:value="153.602476620174" calcext:value-type="float">
            <text:p>153.6024766202</text:p>
          </table:table-cell>
          <table:table-cell office:value-type="float" office:value="1421.122" calcext:value-type="float">
            <text:p>1421.122</text:p>
          </table:table-cell>
          <table:table-cell office:value-type="float" office:value="215.945" calcext:value-type="float">
            <text:p>215.945</text:p>
          </table:table-cell>
          <table:table-cell office:value-type="float" office:value="0.151" calcext:value-type="float">
            <text:p>0.151</text:p>
          </table:table-cell>
          <table:table-cell table:number-columns-repeated="9"/>
        </table:table-row>
        <table:table-row table:style-name="ro1">
          <table:table-cell office:value-type="float" office:value="4987476651" calcext:value-type="float">
            <text:p>4987476651</text:p>
          </table:table-cell>
          <table:table-cell office:value-type="float" office:value="468.38164116806" calcext:value-type="float">
            <text:p>468.3816411681</text:p>
          </table:table-cell>
          <table:table-cell office:value-type="float" office:value="798.38196297313" calcext:value-type="float">
            <text:p>798.3819629731</text:p>
          </table:table-cell>
          <table:table-cell office:value-type="float" office:value="243.822237925837" calcext:value-type="float">
            <text:p>243.8222379258</text:p>
          </table:table-cell>
          <table:table-cell office:value-type="float" office:value="1734.946" calcext:value-type="float">
            <text:p>1734.946</text:p>
          </table:table-cell>
          <table:table-cell office:value-type="float" office:value="306.501" calcext:value-type="float">
            <text:p>306.501</text:p>
          </table:table-cell>
          <table:table-cell office:value-type="float" office:value="0.205" calcext:value-type="float">
            <text:p>0.205</text:p>
          </table:table-cell>
          <table:table-cell table:number-columns-repeated="9"/>
        </table:table-row>
        <table:table-row table:style-name="ro1">
          <table:table-cell office:value-type="float" office:value="5317808798" calcext:value-type="float">
            <text:p>5317808798</text:p>
          </table:table-cell>
          <table:table-cell office:value-type="float" office:value="261.663784092641" calcext:value-type="float">
            <text:p>261.6637840926</text:p>
          </table:table-cell>
          <table:table-cell office:value-type="float" office:value="590.119350900175" calcext:value-type="float">
            <text:p>590.1193509002</text:p>
          </table:table-cell>
          <table:table-cell office:value-type="float" office:value="145.137708184833" calcext:value-type="float">
            <text:p>145.1377081848</text:p>
          </table:table-cell>
          <table:table-cell office:value-type="float" office:value="1754.929" calcext:value-type="float">
            <text:p>1754.929</text:p>
          </table:table-cell>
          <table:table-cell office:value-type="float" office:value="414.301" calcext:value-type="float">
            <text:p>414.301</text:p>
          </table:table-cell>
          <table:table-cell office:value-type="float" office:value="0.957" calcext:value-type="float">
            <text:p>0.957</text:p>
          </table:table-cell>
          <table:table-cell table:number-columns-repeated="9"/>
        </table:table-row>
        <table:table-row table:style-name="ro1">
          <table:table-cell office:value-type="float" office:value="5348411647" calcext:value-type="float">
            <text:p>5348411647</text:p>
          </table:table-cell>
          <table:table-cell office:value-type="float" office:value="296.671546473954" calcext:value-type="float">
            <text:p>296.671546474</text:p>
          </table:table-cell>
          <table:table-cell office:value-type="float" office:value="622.631132293027" calcext:value-type="float">
            <text:p>622.631132293</text:p>
          </table:table-cell>
          <table:table-cell office:value-type="float" office:value="161.349556079862" calcext:value-type="float">
            <text:p>161.3495560799</text:p>
          </table:table-cell>
          <table:table-cell office:value-type="float" office:value="1863.562" calcext:value-type="float">
            <text:p>1863.562</text:p>
          </table:table-cell>
          <table:table-cell office:value-type="float" office:value="392.976" calcext:value-type="float">
            <text:p>392.976</text:p>
          </table:table-cell>
          <table:table-cell office:value-type="float" office:value="0.769" calcext:value-type="float">
            <text:p>0.769</text:p>
          </table:table-cell>
          <table:table-cell table:number-columns-repeated="9"/>
        </table:table-row>
        <table:table-row table:style-name="ro1">
          <table:table-cell office:value-type="float" office:value="5449171031" calcext:value-type="float">
            <text:p>5449171031</text:p>
          </table:table-cell>
          <table:table-cell office:value-type="float" office:value="392.689164954936" calcext:value-type="float">
            <text:p>392.6891649549</text:p>
          </table:table-cell>
          <table:table-cell office:value-type="float" office:value="720.600767258962" calcext:value-type="float">
            <text:p>720.600767259</text:p>
          </table:table-cell>
          <table:table-cell office:value-type="float" office:value="205.26747555894" calcext:value-type="float">
            <text:p>205.2674755589</text:p>
          </table:table-cell>
          <table:table-cell office:value-type="float" office:value="1877.844" calcext:value-type="float">
            <text:p>1877.844</text:p>
          </table:table-cell>
          <table:table-cell office:value-type="float" office:value="429.752" calcext:value-type="float">
            <text:p>429.752</text:p>
          </table:table-cell>
          <table:table-cell office:value-type="float" office:value="0.712" calcext:value-type="float">
            <text:p>0.712</text:p>
          </table:table-cell>
          <table:table-cell table:number-columns-repeated="9"/>
        </table:table-row>
        <table:table-row table:style-name="ro1">
          <table:table-cell office:value-type="float" office:value="5828264252" calcext:value-type="float">
            <text:p>5828264252</text:p>
          </table:table-cell>
          <table:table-cell office:value-type="float" office:value="296.712175847962" calcext:value-type="float">
            <text:p>296.712175848</text:p>
          </table:table-cell>
          <table:table-cell office:value-type="float" office:value="633.565441217157" calcext:value-type="float">
            <text:p>633.5654412172</text:p>
          </table:table-cell>
          <table:table-cell office:value-type="float" office:value="162.133701524144" calcext:value-type="float">
            <text:p>162.1337015241</text:p>
          </table:table-cell>
          <table:table-cell office:value-type="float" office:value="2302.655" calcext:value-type="float">
            <text:p>2302.655</text:p>
          </table:table-cell>
          <table:table-cell office:value-type="float" office:value="495.004" calcext:value-type="float">
            <text:p>495.004</text:p>
          </table:table-cell>
          <table:table-cell office:value-type="float" office:value="0.809" calcext:value-type="float">
            <text:p>0.809</text:p>
          </table:table-cell>
          <table:table-cell table:number-columns-repeated="9"/>
        </table:table-row>
        <table:table-row table:style-name="ro1">
          <table:table-cell office:value-type="float" office:value="5865592738" calcext:value-type="float">
            <text:p>5865592738</text:p>
          </table:table-cell>
          <table:table-cell office:value-type="float" office:value="253.594737851061" calcext:value-type="float">
            <text:p>253.5947378511</text:p>
          </table:table-cell>
          <table:table-cell office:value-type="float" office:value="588.172113895125" calcext:value-type="float">
            <text:p>588.1721138951</text:p>
          </table:table-cell>
          <table:table-cell office:value-type="float" office:value="144.646301977918" calcext:value-type="float">
            <text:p>144.6463019779</text:p>
          </table:table-cell>
          <table:table-cell office:value-type="float" office:value="2161.561" calcext:value-type="float">
            <text:p>2161.561</text:p>
          </table:table-cell>
          <table:table-cell office:value-type="float" office:value="495.266" calcext:value-type="float">
            <text:p>495.266</text:p>
          </table:table-cell>
          <table:table-cell office:value-type="float" office:value="0.942" calcext:value-type="float">
            <text:p>0.942</text:p>
          </table:table-cell>
          <table:table-cell table:number-columns-repeated="9"/>
        </table:table-row>
        <table:table-row table:style-name="ro1">
          <table:table-cell office:value-type="float" office:value="6045364418" calcext:value-type="float">
            <text:p>6045364418</text:p>
          </table:table-cell>
          <table:table-cell office:value-type="float" office:value="280.27834027994" calcext:value-type="float">
            <text:p>280.2783402799</text:p>
          </table:table-cell>
          <table:table-cell office:value-type="float" office:value="610.337628470792" calcext:value-type="float">
            <text:p>610.3376284708</text:p>
          </table:table-cell>
          <table:table-cell office:value-type="float" office:value="153.32812909974" calcext:value-type="float">
            <text:p>153.3281290997</text:p>
          </table:table-cell>
          <table:table-cell office:value-type="float" office:value="2239.171" calcext:value-type="float">
            <text:p>2239.171</text:p>
          </table:table-cell>
          <table:table-cell office:value-type="float" office:value="466.582" calcext:value-type="float">
            <text:p>466.582</text:p>
          </table:table-cell>
          <table:table-cell office:value-type="float" office:value="0.649" calcext:value-type="float">
            <text:p>0.649</text:p>
          </table:table-cell>
          <table:table-cell table:number-columns-repeated="9"/>
        </table:table-row>
        <table:table-row table:style-name="ro1">
          <table:table-cell office:value-type="float" office:value="6135682110" calcext:value-type="float">
            <text:p>6135682110</text:p>
          </table:table-cell>
          <table:table-cell office:value-type="float" office:value="417.916310840985" calcext:value-type="float">
            <text:p>417.916310841</text:p>
          </table:table-cell>
          <table:table-cell office:value-type="float" office:value="757.80010709705" calcext:value-type="float">
            <text:p>757.8001070971</text:p>
          </table:table-cell>
          <table:table-cell office:value-type="float" office:value="221.756792459142" calcext:value-type="float">
            <text:p>221.7567924591</text:p>
          </table:table-cell>
          <table:table-cell office:value-type="float" office:value="2506.044" calcext:value-type="float">
            <text:p>2506.044</text:p>
          </table:table-cell>
          <table:table-cell office:value-type="float" office:value="520.154" calcext:value-type="float">
            <text:p>520.154</text:p>
          </table:table-cell>
          <table:table-cell office:value-type="float" office:value="1.16399999999999" calcext:value-type="float">
            <text:p>1.164</text:p>
          </table:table-cell>
          <table:table-cell table:number-columns-repeated="9"/>
        </table:table-row>
        <table:table-row table:style-name="ro1">
          <table:table-cell office:value-type="float" office:value="6382362491" calcext:value-type="float">
            <text:p>6382362491</text:p>
          </table:table-cell>
          <table:table-cell office:value-type="float" office:value="251.734946799203" calcext:value-type="float">
            <text:p>251.7349467992</text:p>
          </table:table-cell>
          <table:table-cell office:value-type="float" office:value="588.842600104108" calcext:value-type="float">
            <text:p>588.8426001041</text:p>
          </table:table-cell>
          <table:table-cell office:value-type="float" office:value="143.690522121848" calcext:value-type="float">
            <text:p>143.6905221218</text:p>
          </table:table-cell>
          <table:table-cell office:value-type="float" office:value="2479.928" calcext:value-type="float">
            <text:p>2479.928</text:p>
          </table:table-cell>
          <table:table-cell office:value-type="float" office:value="557.248" calcext:value-type="float">
            <text:p>557.248</text:p>
          </table:table-cell>
          <table:table-cell office:value-type="float" office:value="0.802" calcext:value-type="float">
            <text:p>0.802</text:p>
          </table:table-cell>
          <table:table-cell table:number-columns-repeated="9"/>
        </table:table-row>
        <table:table-row table:style-name="ro1">
          <table:table-cell office:value-type="float" office:value="6562544201" calcext:value-type="float">
            <text:p>6562544201</text:p>
          </table:table-cell>
          <table:table-cell office:value-type="float" office:value="380.760659651074" calcext:value-type="float">
            <text:p>380.7606596511</text:p>
          </table:table-cell>
          <table:table-cell office:value-type="float" office:value="716.244031072303" calcext:value-type="float">
            <text:p>716.2440310723</text:p>
          </table:table-cell>
          <table:table-cell office:value-type="float" office:value="199.891565757629" calcext:value-type="float">
            <text:p>199.8915657576</text:p>
          </table:table-cell>
          <table:table-cell office:value-type="float" office:value="2598.627" calcext:value-type="float">
            <text:p>2598.627</text:p>
          </table:table-cell>
          <table:table-cell office:value-type="float" office:value="558.785" calcext:value-type="float">
            <text:p>558.785</text:p>
          </table:table-cell>
          <table:table-cell office:value-type="float" office:value="0.907" calcext:value-type="float">
            <text:p>0.907</text:p>
          </table:table-cell>
          <table:table-cell table:number-columns-repeated="9"/>
        </table:table-row>
        <table:table-row table:style-name="ro1">
          <table:table-cell office:value-type="float" office:value="6932790201" calcext:value-type="float">
            <text:p>6932790201</text:p>
          </table:table-cell>
          <table:table-cell office:value-type="float" office:value="326.169715056109" calcext:value-type="float">
            <text:p>326.1697150561</text:p>
          </table:table-cell>
          <table:table-cell office:value-type="float" office:value="664.581742715003" calcext:value-type="float">
            <text:p>664.581742715</text:p>
          </table:table-cell>
          <table:table-cell office:value-type="float" office:value="179.454815912002" calcext:value-type="float">
            <text:p>179.454815912</text:p>
          </table:table-cell>
          <table:table-cell office:value-type="float" office:value="2717.787" calcext:value-type="float">
            <text:p>2717.787</text:p>
          </table:table-cell>
          <table:table-cell office:value-type="float" office:value="638.918" calcext:value-type="float">
            <text:p>638.918</text:p>
          </table:table-cell>
          <table:table-cell office:value-type="float" office:value="0.988" calcext:value-type="float">
            <text:p>0.988</text:p>
          </table:table-cell>
          <table:table-cell table:number-columns-repeated="9"/>
        </table:table-row>
        <table:table-row table:style-name="ro1">
          <table:table-cell office:value-type="float" office:value="7014920273" calcext:value-type="float">
            <text:p>7014920273</text:p>
          </table:table-cell>
          <table:table-cell office:value-type="float" office:value="408.063873064006" calcext:value-type="float">
            <text:p>408.063873064</text:p>
          </table:table-cell>
          <table:table-cell office:value-type="float" office:value="745.395135121828" calcext:value-type="float">
            <text:p>745.3951351218</text:p>
          </table:table-cell>
          <table:table-cell office:value-type="float" office:value="217.37444199709" calcext:value-type="float">
            <text:p>217.3744419971</text:p>
          </table:table-cell>
          <table:table-cell office:value-type="float" office:value="2660.608" calcext:value-type="float">
            <text:p>2660.608</text:p>
          </table:table-cell>
          <table:table-cell office:value-type="float" office:value="610.542" calcext:value-type="float">
            <text:p>610.542</text:p>
          </table:table-cell>
          <table:table-cell office:value-type="float" office:value="0.967" calcext:value-type="float">
            <text:p>0.967</text:p>
          </table:table-cell>
          <table:table-cell table:number-columns-repeated="9"/>
        </table:table-row>
        <table:table-row table:style-name="ro1">
          <table:table-cell office:value-type="float" office:value="7360027959" calcext:value-type="float">
            <text:p>7360027959</text:p>
          </table:table-cell>
          <table:table-cell office:value-type="float" office:value="311.0186794654" calcext:value-type="float">
            <text:p>311.0186794654</text:p>
          </table:table-cell>
          <table:table-cell office:value-type="float" office:value="646.360020727036" calcext:value-type="float">
            <text:p>646.360020727</text:p>
          </table:table-cell>
          <table:table-cell office:value-type="float" office:value="169.929045461467" calcext:value-type="float">
            <text:p>169.9290454615</text:p>
          </table:table-cell>
          <table:table-cell office:value-type="float" office:value="3077.211" calcext:value-type="float">
            <text:p>3077.211</text:p>
          </table:table-cell>
          <table:table-cell office:value-type="float" office:value="668.4" calcext:value-type="float">
            <text:p>668.4</text:p>
          </table:table-cell>
          <table:table-cell office:value-type="float" office:value="0.822" calcext:value-type="float">
            <text:p>0.822</text:p>
          </table:table-cell>
          <table:table-cell table:number-columns-repeated="9"/>
        </table:table-row>
        <table:table-row table:style-name="ro1">
          <table:table-cell office:value-type="float" office:value="7965732063" calcext:value-type="float">
            <text:p>7965732063</text:p>
          </table:table-cell>
          <table:table-cell office:value-type="float" office:value="587.091858496191" calcext:value-type="float">
            <text:p>587.0918584962</text:p>
          </table:table-cell>
          <table:table-cell office:value-type="float" office:value="929.231646905711" calcext:value-type="float">
            <text:p>929.2316469057</text:p>
          </table:table-cell>
          <table:table-cell office:value-type="float" office:value="303.347193803056" calcext:value-type="float">
            <text:p>303.3471938031</text:p>
          </table:table-cell>
          <table:table-cell office:value-type="float" office:value="3141.859" calcext:value-type="float">
            <text:p>3141.859</text:p>
          </table:table-cell>
          <table:table-cell office:value-type="float" office:value="713.65" calcext:value-type="float">
            <text:p>713.65</text:p>
          </table:table-cell>
          <table:table-cell office:value-type="float" office:value="1.026" calcext:value-type="float">
            <text:p>1.026</text:p>
          </table:table-cell>
          <table:table-cell table:number-columns-repeated="9"/>
        </table:table-row>
        <table:table-row table:style-name="ro1">
          <table:table-cell office:value-type="float" office:value="8897156448" calcext:value-type="float">
            <text:p>8897156448</text:p>
          </table:table-cell>
          <table:table-cell office:value-type="float" office:value="523.123607750866" calcext:value-type="float">
            <text:p>523.1236077509</text:p>
          </table:table-cell>
          <table:table-cell office:value-type="float" office:value="867.62044815335" calcext:value-type="float">
            <text:p>867.6204481534</text:p>
          </table:table-cell>
          <table:table-cell office:value-type="float" office:value="272.292770183762" calcext:value-type="float">
            <text:p>272.2927701838</text:p>
          </table:table-cell>
          <table:table-cell office:value-type="float" office:value="3627.82" calcext:value-type="float">
            <text:p>3627.82</text:p>
          </table:table-cell>
          <table:table-cell office:value-type="float" office:value="796.517" calcext:value-type="float">
            <text:p>796.517</text:p>
          </table:table-cell>
          <table:table-cell office:value-type="float" office:value="0.575" calcext:value-type="float">
            <text:p>0.575</text:p>
          </table:table-cell>
          <table:table-cell table:number-columns-repeated="9"/>
        </table:table-row>
        <table:table-row table:style-name="ro1">
          <table:table-cell office:value-type="float" office:value="9375639150" calcext:value-type="float">
            <text:p>9375639150</text:p>
          </table:table-cell>
          <table:table-cell office:value-type="float" office:value="527.656970691751" calcext:value-type="float">
            <text:p>527.6569706918</text:p>
          </table:table-cell>
          <table:table-cell office:value-type="float" office:value="868.493038189015" calcext:value-type="float">
            <text:p>868.493038189</text:p>
          </table:table-cell>
          <table:table-cell office:value-type="float" office:value="291.793874543742" calcext:value-type="float">
            <text:p>291.7938745437</text:p>
          </table:table-cell>
          <table:table-cell office:value-type="float" office:value="3985.475" calcext:value-type="float">
            <text:p>3985.475</text:p>
          </table:table-cell>
          <table:table-cell office:value-type="float" office:value="848.798" calcext:value-type="float">
            <text:p>848.798</text:p>
          </table:table-cell>
          <table:table-cell office:value-type="float" office:value="0.219" calcext:value-type="float">
            <text:p>0.219</text:p>
          </table:table-cell>
          <table:table-cell table:number-columns-repeated="9"/>
        </table:table-row>
        <table:table-row table:style-name="ro1">
          <table:table-cell office:value-type="float" office:value="10904974878" calcext:value-type="float">
            <text:p>10904974878</text:p>
          </table:table-cell>
          <table:table-cell office:value-type="float" office:value="688.317952926038" calcext:value-type="float">
            <text:p>688.317952926</text:p>
          </table:table-cell>
          <table:table-cell office:value-type="float" office:value="1033.91469641583" calcext:value-type="float">
            <text:p>1033.9146964158</text:p>
          </table:table-cell>
          <table:table-cell office:value-type="float" office:value="379.515455394459" calcext:value-type="float">
            <text:p>379.5154553945</text:p>
          </table:table-cell>
          <table:table-cell office:value-type="float" office:value="5028.876" calcext:value-type="float">
            <text:p>5028.876</text:p>
          </table:table-cell>
          <table:table-cell office:value-type="float" office:value="978.765" calcext:value-type="float">
            <text:p>978.765</text:p>
          </table:table-cell>
          <table:table-cell office:value-type="float" office:value="0.123" calcext:value-type="float">
            <text:p>0.123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OEMMA_arranged_path.A3:OEMMA_arranged_path.G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56:10.813869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4:05:05.799347955</dc:date>
    <meta:editing-duration>PT3H56M27S</meta:editing-duration>
    <meta:editing-cycles>11</meta:editing-cycles>
    <meta:generator>LibreOffice/5.1.6.2$Linux_X86_64 LibreOffice_project/10m0$Build-2</meta:generator>
    <meta:document-statistic meta:table-count="1" meta:cell-count="7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maximum="20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27cm" svg:height="18.611cm" xlink:href=".." xlink:type="simple" chart:class="chart:scatter" chart:style-name="ch1">
        <chart:title svg:x="9.061cm" svg:y="0.508cm" chart:style-name="ch2">
          <text:p>Adjacent RT-Major Queries</text:p>
        </chart:title>
        <chart:legend svg:x="21.798cm" svg:y="2.713cm" style:legend-expansion="custom" chartooo:width="3.149cm" chartooo:height="4.041cm" style:legend-expansion-aspect-ratio="0.779262558772581" chart:style-name="ch3"/>
        <chart:plot-area chart:style-name="ch4" table:cell-range-address="OEMMA_arranged_path.A2:OEMMA_arranged_path.G42" chart:data-source-has-labels="row" svg:x="1.9cm" svg:y="1.827cm" svg:width="22.725cm" svg:height="15.044cm">
          <chartooo:coordinate-region svg:x="3.633cm" svg:y="2.027cm" svg:width="20.249cm" svg:height="14.197cm"/>
          <chart:axis chart:dimension="x" chart:name="primary-x" chart:style-name="ch5">
            <chart:title svg:x="10.964cm" svg:y="17.244cm" chart:style-name="ch6">
              <text:p>Number of Points</text:p>
            </chart:title>
          </chart:axis>
          <chart:axis chart:dimension="y" chart:name="primary-y" chart:style-name="ch7">
            <chart:title svg:x="0.451cm" svg:y="10.483cm" chart:style-name="ch8">
              <text:p>Time (s)</text:p>
            </chart:title>
            <chart:grid chart:style-name="ch9" chart:class="major"/>
          </chart:axis>
          <chart:series chart:style-name="ch10" chart:values-cell-range-address="OEMMA_arranged_path.B3:OEMMA_arranged_path.B42" chart:label-cell-address="OEMMA_arranged_path.B2:OEMMA_arranged_path.B2" chart:class="chart:scatter">
            <chart:domain table:cell-range-address="OEMMA_arranged_path.A3:OEMMA_arranged_path.A42"/>
            <chart:data-point chart:repeated="40"/>
          </chart:series>
          <chart:series chart:style-name="ch11" chart:values-cell-range-address="OEMMA_arranged_path.C3:OEMMA_arranged_path.C42" chart:label-cell-address="OEMMA_arranged_path.C2:OEMMA_arranged_path.C2" chart:class="chart:scatter">
            <chart:data-point chart:repeated="40"/>
          </chart:series>
          <chart:series chart:style-name="ch12" chart:values-cell-range-address="OEMMA_arranged_path.D3:OEMMA_arranged_path.D42" chart:label-cell-address="OEMMA_arranged_path.D2:OEMMA_arranged_path.D2" chart:class="chart:scatter">
            <chart:data-point chart:repeated="40"/>
          </chart:series>
          <chart:series chart:style-name="ch13" chart:values-cell-range-address="OEMMA_arranged_path.E3:OEMMA_arranged_path.E42" chart:label-cell-address="OEMMA_arranged_path.E2:OEMMA_arranged_path.E2" chart:class="chart:scatter">
            <chart:data-point chart:repeated="40"/>
          </chart:series>
          <chart:series chart:style-name="ch14" chart:values-cell-range-address="OEMMA_arranged_path.F3:OEMMA_arranged_path.F42" chart:label-cell-address="OEMMA_arranged_path.F2:OEMMA_arranged_path.F2" chart:class="chart:scatter">
            <chart:data-point chart:repeated="40"/>
          </chart:series>
          <chart:series chart:style-name="ch15" chart:values-cell-range-address="OEMMA_arranged_path.G3:OEMMA_arranged_path.G42" chart:label-cell-address="OEMMA_arranged_path.G2:OEMMA_arranged_path.G2" chart:class="chart:scatter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path.B2:OEMMA_arranged_path.B2</svg:desc>
                </draw:g>
              </table:table-cell>
              <table:table-cell office:value-type="string">
                <text:p>mzML</text:p>
                <draw:g>
                  <svg:desc>OEMMA_arranged_path.C2:OEMMA_arranged_path.C2</svg:desc>
                </draw:g>
              </table:table-cell>
              <table:table-cell office:value-type="string">
                <text:p>mzDB</text:p>
                <draw:g>
                  <svg:desc>OEMMA_arranged_path.D2:OEMMA_arranged_path.D2</svg:desc>
                </draw:g>
              </table:table-cell>
              <table:table-cell office:value-type="string">
                <text:p>MzTree-Single</text:p>
                <draw:g>
                  <svg:desc>OEMMA_arranged_path.E2:OEMMA_arranged_path.E2</svg:desc>
                </draw:g>
              </table:table-cell>
              <table:table-cell office:value-type="string">
                <text:p>MzTree-NoSumm</text:p>
                <draw:g>
                  <svg:desc>OEMMA_arranged_path.F2:OEMMA_arranged_path.F2</svg:desc>
                </draw:g>
              </table:table-cell>
              <table:table-cell office:value-type="string">
                <text:p>MzTree</text:p>
                <draw:g>
                  <svg:desc>OEMMA_arranged_path.G2:OEMMA_arranged_path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5089">
                <text:p>3255089</text:p>
                <draw:g>
                  <svg:desc>OEMMA_arranged_path.A3:OEMMA_arranged_path.A42</svg:desc>
                </draw:g>
              </table:table-cell>
              <table:table-cell office:value-type="float" office:value="46.8765926879714">
                <text:p>46.8765926879714</text:p>
                <draw:g>
                  <svg:desc>OEMMA_arranged_path.B3:OEMMA_arranged_path.B42</svg:desc>
                </draw:g>
              </table:table-cell>
              <table:table-cell office:value-type="float" office:value="366.767126978026">
                <text:p>366.767126978026</text:p>
                <draw:g>
                  <svg:desc>OEMMA_arranged_path.C3:OEMMA_arranged_path.C42</svg:desc>
                </draw:g>
              </table:table-cell>
              <table:table-cell office:value-type="float" office:value="35.7319118442247">
                <text:p>35.7319118442247</text:p>
                <draw:g>
                  <svg:desc>OEMMA_arranged_path.D3:OEMMA_arranged_path.D42</svg:desc>
                </draw:g>
              </table:table-cell>
              <table:table-cell office:value-type="float" office:value="1.455">
                <text:p>1.455</text:p>
                <draw:g>
                  <svg:desc>OEMMA_arranged_path.E3:OEMMA_arranged_path.E42</svg:desc>
                </draw:g>
              </table:table-cell>
              <table:table-cell office:value-type="float" office:value="0.204">
                <text:p>0.204</text:p>
                <draw:g>
                  <svg:desc>OEMMA_arranged_path.F3:OEMMA_arranged_path.F42</svg:desc>
                </draw:g>
              </table:table-cell>
              <table:table-cell office:value-type="float" office:value="0.639">
                <text:p>0.639</text:p>
                <draw:g>
                  <svg:desc>OEMMA_arranged_path.G3:OEMMA_arranged_path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4206">
                <text:p>8724206</text:p>
              </table:table-cell>
              <table:table-cell office:value-type="float" office:value="48.1980779029545">
                <text:p>48.1980779029545</text:p>
              </table:table-cell>
              <table:table-cell office:value-type="float" office:value="372.897922252974">
                <text:p>372.897922252974</text:p>
              </table:table-cell>
              <table:table-cell office:value-type="float" office:value="41.1512408811541">
                <text:p>41.1512408811541</text:p>
              </table:table-cell>
              <table:table-cell office:value-type="float" office:value="4.391">
                <text:p>4.391</text:p>
              </table:table-cell>
              <table:table-cell office:value-type="float" office:value="1.132">
                <text:p>1.132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61608">
                <text:p>12361608</text:p>
              </table:table-cell>
              <table:table-cell office:value-type="float" office:value="50.1439617838769">
                <text:p>50.1439617838769</text:p>
              </table:table-cell>
              <table:table-cell office:value-type="float" office:value="378.216834407067">
                <text:p>378.216834407067</text:p>
              </table:table-cell>
              <table:table-cell office:value-type="float" office:value="41.9451578049047">
                <text:p>41.9451578049047</text:p>
              </table:table-cell>
              <table:table-cell office:value-type="float" office:value="4.335">
                <text:p>4.335</text:p>
              </table:table-cell>
              <table:table-cell office:value-type="float" office:value="1.133">
                <text:p>1.133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84850">
                <text:p>15584850</text:p>
              </table:table-cell>
              <table:table-cell office:value-type="float" office:value="46.4981327797286">
                <text:p>46.4981327797286</text:p>
              </table:table-cell>
              <table:table-cell office:value-type="float" office:value="358.833550498704">
                <text:p>358.833550498704</text:p>
              </table:table-cell>
              <table:table-cell office:value-type="float" office:value="37.1445013529737">
                <text:p>37.1445013529737</text:p>
              </table:table-cell>
              <table:table-cell office:value-type="float" office:value="5.064">
                <text:p>5.064</text:p>
              </table:table-cell>
              <table:table-cell office:value-type="float" office:value="1.532">
                <text:p>1.532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73996">
                <text:p>18973996</text:p>
              </table:table-cell>
              <table:table-cell office:value-type="float" office:value="49.5496351069305">
                <text:p>49.5496351069305</text:p>
              </table:table-cell>
              <table:table-cell office:value-type="float" office:value="357.772957119771">
                <text:p>357.772957119771</text:p>
              </table:table-cell>
              <table:table-cell office:value-type="float" office:value="41.7871107430838">
                <text:p>41.7871107430838</text:p>
              </table:table-cell>
              <table:table-cell office:value-type="float" office:value="5.272">
                <text:p>5.272</text:p>
              </table:table-cell>
              <table:table-cell office:value-type="float" office:value="1.544">
                <text:p>1.54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87722">
                <text:p>32787722</text:p>
              </table:table-cell>
              <table:table-cell office:value-type="float" office:value="48.3966430579603">
                <text:p>48.3966430579603</text:p>
              </table:table-cell>
              <table:table-cell office:value-type="float" office:value="367.868899543857">
                <text:p>367.868899543857</text:p>
              </table:table-cell>
              <table:table-cell office:value-type="float" office:value="38.6366391639749">
                <text:p>38.6366391639749</text:p>
              </table:table-cell>
              <table:table-cell office:value-type="float" office:value="5.999">
                <text:p>5.999</text:p>
              </table:table-cell>
              <table:table-cell office:value-type="float" office:value="1.881">
                <text:p>1.881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165015">
                <text:p>38165015</text:p>
              </table:table-cell>
              <table:table-cell office:value-type="float" office:value="48.7938673149038">
                <text:p>48.7938673149038</text:p>
              </table:table-cell>
              <table:table-cell office:value-type="float" office:value="368.579300719895">
                <text:p>368.579300719895</text:p>
              </table:table-cell>
              <table:table-cell office:value-type="float" office:value="38.8417636799277">
                <text:p>38.8417636799277</text:p>
              </table:table-cell>
              <table:table-cell office:value-type="float" office:value="6.247">
                <text:p>6.247</text:p>
              </table:table-cell>
              <table:table-cell office:value-type="float" office:value="1.955">
                <text:p>1.955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885663">
                <text:p>40885663</text:p>
              </table:table-cell>
              <table:table-cell office:value-type="float" office:value="50.0751721182023">
                <text:p>50.0751721182023</text:p>
              </table:table-cell>
              <table:table-cell office:value-type="float" office:value="370.458483422408">
                <text:p>370.458483422408</text:p>
              </table:table-cell>
              <table:table-cell office:value-type="float" office:value="40.3809090011637">
                <text:p>40.3809090011637</text:p>
              </table:table-cell>
              <table:table-cell office:value-type="float" office:value="4.966">
                <text:p>4.966</text:p>
              </table:table-cell>
              <table:table-cell office:value-type="float" office:value="1.613">
                <text:p>1.613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90054">
                <text:p>49190054</text:p>
              </table:table-cell>
              <table:table-cell office:value-type="float" office:value="50.0013785319752">
                <text:p>50.0013785319752</text:p>
              </table:table-cell>
              <table:table-cell office:value-type="float" office:value="370.284203313116">
                <text:p>370.284203313116</text:p>
              </table:table-cell>
              <table:table-cell office:value-type="float" office:value="38.8904560799128">
                <text:p>38.8904560799128</text:p>
              </table:table-cell>
              <table:table-cell office:value-type="float" office:value="6.67000000000001">
                <text:p>6.67000000000001</text:p>
              </table:table-cell>
              <table:table-cell office:value-type="float" office:value="2.09">
                <text:p>2.0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805072">
                <text:p>87805072</text:p>
              </table:table-cell>
              <table:table-cell office:value-type="float" office:value="51.2455549199367">
                <text:p>51.2455549199367</text:p>
              </table:table-cell>
              <table:table-cell office:value-type="float" office:value="370.821641331015">
                <text:p>370.821641331015</text:p>
              </table:table-cell>
              <table:table-cell office:value-type="float" office:value="40.9333450143458">
                <text:p>40.9333450143458</text:p>
              </table:table-cell>
              <table:table-cell office:value-type="float" office:value="9.406">
                <text:p>9.406</text:p>
              </table:table-cell>
              <table:table-cell office:value-type="float" office:value="3.104">
                <text:p>3.10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1682">
                <text:p>90001682</text:p>
              </table:table-cell>
              <table:table-cell office:value-type="float" office:value="53.0733936740435">
                <text:p>53.0733936740435</text:p>
              </table:table-cell>
              <table:table-cell office:value-type="float" office:value="373.800879441813">
                <text:p>373.800879441813</text:p>
              </table:table-cell>
              <table:table-cell office:value-type="float" office:value="42.278957295086">
                <text:p>42.278957295086</text:p>
              </table:table-cell>
              <table:table-cell office:value-type="float" office:value="9.481">
                <text:p>9.481</text:p>
              </table:table-cell>
              <table:table-cell office:value-type="float" office:value="3.218">
                <text:p>3.218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645605">
                <text:p>101645605</text:p>
              </table:table-cell>
              <table:table-cell office:value-type="float" office:value="54.6105979988934">
                <text:p>54.6105979988934</text:p>
              </table:table-cell>
              <table:table-cell office:value-type="float" office:value="374.396931099182">
                <text:p>374.396931099182</text:p>
              </table:table-cell>
              <table:table-cell office:value-type="float" office:value="43.1377955341013">
                <text:p>43.1377955341013</text:p>
              </table:table-cell>
              <table:table-cell office:value-type="float" office:value="9.84400000000001">
                <text:p>9.84400000000001</text:p>
              </table:table-cell>
              <table:table-cell office:value-type="float" office:value="3.514">
                <text:p>3.514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198503">
                <text:p>116198503</text:p>
              </table:table-cell>
              <table:table-cell office:value-type="float" office:value="54.1425548471161">
                <text:p>54.1425548471161</text:p>
              </table:table-cell>
              <table:table-cell office:value-type="float" office:value="382.944625514123">
                <text:p>382.944625514123</text:p>
              </table:table-cell>
              <table:table-cell office:value-type="float" office:value="47.2478211938869">
                <text:p>47.2478211938869</text:p>
              </table:table-cell>
              <table:table-cell office:value-type="float" office:value="18.419">
                <text:p>18.419</text:p>
              </table:table-cell>
              <table:table-cell office:value-type="float" office:value="5.221">
                <text:p>5.221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771360">
                <text:p>140771360</text:p>
              </table:table-cell>
              <table:table-cell office:value-type="float" office:value="53.9351459528552">
                <text:p>53.9351459528552</text:p>
              </table:table-cell>
              <table:table-cell office:value-type="float" office:value="374.29676511517">
                <text:p>374.29676511517</text:p>
              </table:table-cell>
              <table:table-cell office:value-type="float" office:value="43.1864523987169">
                <text:p>43.1864523987169</text:p>
              </table:table-cell>
              <table:table-cell office:value-type="float" office:value="15.233">
                <text:p>15.233</text:p>
              </table:table-cell>
              <table:table-cell office:value-type="float" office:value="4.926">
                <text:p>4.926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584515">
                <text:p>167584515</text:p>
              </table:table-cell>
              <table:table-cell office:value-type="float" office:value="54.8978766457876">
                <text:p>54.8978766457876</text:p>
              </table:table-cell>
              <table:table-cell office:value-type="float" office:value="375.589128451014">
                <text:p>375.589128451014</text:p>
              </table:table-cell>
              <table:table-cell office:value-type="float" office:value="43.6784565950511">
                <text:p>43.6784565950511</text:p>
              </table:table-cell>
              <table:table-cell office:value-type="float" office:value="20.517">
                <text:p>20.517</text:p>
              </table:table-cell>
              <table:table-cell office:value-type="float" office:value="5.871">
                <text:p>5.871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083740">
                <text:p>191083740</text:p>
              </table:table-cell>
              <table:table-cell office:value-type="float" office:value="53.7333870648581">
                <text:p>53.7333870648581</text:p>
              </table:table-cell>
              <table:table-cell office:value-type="float" office:value="374.198670335027">
                <text:p>374.198670335027</text:p>
              </table:table-cell>
              <table:table-cell office:value-type="float" office:value="42.7937969339255">
                <text:p>42.7937969339255</text:p>
              </table:table-cell>
              <table:table-cell office:value-type="float" office:value="23.142">
                <text:p>23.142</text:p>
              </table:table-cell>
              <table:table-cell office:value-type="float" office:value="7.773">
                <text:p>7.773</text:p>
              </table:table-cell>
              <table:table-cell office:value-type="float" office:value="2.26899999999999">
                <text:p>2.268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83719">
                <text:p>200083719</text:p>
              </table:table-cell>
              <table:table-cell office:value-type="float" office:value="53.8949325631547">
                <text:p>53.8949325631547</text:p>
              </table:table-cell>
              <table:table-cell office:value-type="float" office:value="373.719525410008">
                <text:p>373.719525410008</text:p>
              </table:table-cell>
              <table:table-cell office:value-type="float" office:value="43.3571019739611">
                <text:p>43.3571019739611</text:p>
              </table:table-cell>
              <table:table-cell office:value-type="float" office:value="23.286">
                <text:p>23.286</text:p>
              </table:table-cell>
              <table:table-cell office:value-type="float" office:value="12.976">
                <text:p>12.976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362865">
                <text:p>201362865</text:p>
              </table:table-cell>
              <table:table-cell office:value-type="float" office:value="57.9340623928874">
                <text:p>57.9340623928874</text:p>
              </table:table-cell>
              <table:table-cell office:value-type="float" office:value="378.419302876893">
                <text:p>378.419302876893</text:p>
              </table:table-cell>
              <table:table-cell office:value-type="float" office:value="45.6733620260784">
                <text:p>45.6733620260784</text:p>
              </table:table-cell>
              <table:table-cell office:value-type="float" office:value="20.667">
                <text:p>20.667</text:p>
              </table:table-cell>
              <table:table-cell office:value-type="float" office:value="6.732">
                <text:p>6.732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794520">
                <text:p>285794520</text:p>
              </table:table-cell>
              <table:table-cell office:value-type="float" office:value="63.6589535801613">
                <text:p>63.6589535801613</text:p>
              </table:table-cell>
              <table:table-cell office:value-type="float" office:value="384.22732979487">
                <text:p>384.22732979487</text:p>
              </table:table-cell>
              <table:table-cell office:value-type="float" office:value="48.1540598959546">
                <text:p>48.1540598959546</text:p>
              </table:table-cell>
              <table:table-cell office:value-type="float" office:value="28.157">
                <text:p>28.157</text:p>
              </table:table-cell>
              <table:table-cell office:value-type="float" office:value="9.819">
                <text:p>9.819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876690">
                <text:p>285876690</text:p>
              </table:table-cell>
              <table:table-cell office:value-type="float" office:value="60.95972463215">
                <text:p>60.95972463215</text:p>
              </table:table-cell>
              <table:table-cell office:value-type="float" office:value="382.627913709788">
                <text:p>382.627913709788</text:p>
              </table:table-cell>
              <table:table-cell office:value-type="float" office:value="47.2316516529245">
                <text:p>47.2316516529245</text:p>
              </table:table-cell>
              <table:table-cell office:value-type="float" office:value="30.44">
                <text:p>30.44</text:p>
              </table:table-cell>
              <table:table-cell office:value-type="float" office:value="10.144">
                <text:p>10.14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775912">
                <text:p>298775912</text:p>
              </table:table-cell>
              <table:table-cell office:value-type="float" office:value="71.4851941721863">
                <text:p>71.4851941721863</text:p>
              </table:table-cell>
              <table:table-cell office:value-type="float" office:value="392.151311021065">
                <text:p>392.151311021065</text:p>
              </table:table-cell>
              <table:table-cell office:value-type="float" office:value="52.3183108900557">
                <text:p>52.3183108900557</text:p>
              </table:table-cell>
              <table:table-cell office:value-type="float" office:value="36.196">
                <text:p>36.196</text:p>
              </table:table-cell>
              <table:table-cell office:value-type="float" office:value="13.556">
                <text:p>13.556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946390">
                <text:p>305946390</text:p>
              </table:table-cell>
              <table:table-cell office:value-type="float" office:value="62.2025962140178">
                <text:p>62.2025962140178</text:p>
              </table:table-cell>
              <table:table-cell office:value-type="float" office:value="383.406979191932">
                <text:p>383.406979191932</text:p>
              </table:table-cell>
              <table:table-cell office:value-type="float" office:value="48.4561292033177">
                <text:p>48.4561292033177</text:p>
              </table:table-cell>
              <table:table-cell office:value-type="float" office:value="32.064">
                <text:p>32.064</text:p>
              </table:table-cell>
              <table:table-cell office:value-type="float" office:value="11.902">
                <text:p>11.902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224002">
                <text:p>309224002</text:p>
              </table:table-cell>
              <table:table-cell office:value-type="float" office:value="59.7377417407988">
                <text:p>59.7377417407988</text:p>
              </table:table-cell>
              <table:table-cell office:value-type="float" office:value="381.312021384831">
                <text:p>381.312021384831</text:p>
              </table:table-cell>
              <table:table-cell office:value-type="float" office:value="47.1071305589867">
                <text:p>47.1071305589867</text:p>
              </table:table-cell>
              <table:table-cell office:value-type="float" office:value="33.398">
                <text:p>33.398</text:p>
              </table:table-cell>
              <table:table-cell office:value-type="float" office:value="11.112">
                <text:p>11.112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605577">
                <text:p>318605577</text:p>
              </table:table-cell>
              <table:table-cell office:value-type="float" office:value="79.6058251880459">
                <text:p>79.6058251880459</text:p>
              </table:table-cell>
              <table:table-cell office:value-type="float" office:value="396.908227737935">
                <text:p>396.908227737935</text:p>
              </table:table-cell>
              <table:table-cell office:value-type="float" office:value="56.753515191027">
                <text:p>56.753515191027</text:p>
              </table:table-cell>
              <table:table-cell office:value-type="float" office:value="42.056">
                <text:p>42.056</text:p>
              </table:table-cell>
              <table:table-cell office:value-type="float" office:value="15.836">
                <text:p>15.83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710804">
                <text:p>332710804</text:p>
              </table:table-cell>
              <table:table-cell office:value-type="float" office:value="71.4346660670999">
                <text:p>71.4346660670999</text:p>
              </table:table-cell>
              <table:table-cell office:value-type="float" office:value="392.205597661785">
                <text:p>392.205597661785</text:p>
              </table:table-cell>
              <table:table-cell office:value-type="float" office:value="52.8442583471187">
                <text:p>52.8442583471187</text:p>
              </table:table-cell>
              <table:table-cell office:value-type="float" office:value="36.27">
                <text:p>36.27</text:p>
              </table:table-cell>
              <table:table-cell office:value-type="float" office:value="12.951">
                <text:p>12.95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357214">
                <text:p>350357214</text:p>
              </table:table-cell>
              <table:table-cell office:value-type="float" office:value="67.8551661132369">
                <text:p>67.8551661132369</text:p>
              </table:table-cell>
              <table:table-cell office:value-type="float" office:value="388.023656180769">
                <text:p>388.023656180769</text:p>
              </table:table-cell>
              <table:table-cell office:value-type="float" office:value="50.8218402549974">
                <text:p>50.8218402549974</text:p>
              </table:table-cell>
              <table:table-cell office:value-type="float" office:value="57.476">
                <text:p>57.476</text:p>
              </table:table-cell>
              <table:table-cell office:value-type="float" office:value="12.617">
                <text:p>12.617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9787532">
                <text:p>359787532</text:p>
              </table:table-cell>
              <table:table-cell office:value-type="float" office:value="81.3837021940853">
                <text:p>81.3837021940853</text:p>
              </table:table-cell>
              <table:table-cell office:value-type="float" office:value="401.74950292526">
                <text:p>401.74950292526</text:p>
              </table:table-cell>
              <table:table-cell office:value-type="float" office:value="59.0186882773996">
                <text:p>59.0186882773996</text:p>
              </table:table-cell>
              <table:table-cell office:value-type="float" office:value="41.805">
                <text:p>41.805</text:p>
              </table:table-cell>
              <table:table-cell office:value-type="float" office:value="15.734">
                <text:p>15.734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020457">
                <text:p>368020457</text:p>
              </table:table-cell>
              <table:table-cell office:value-type="float" office:value="82.4393359308015">
                <text:p>82.4393359308015</text:p>
              </table:table-cell>
              <table:table-cell office:value-type="float" office:value="399.768971762038">
                <text:p>399.768971762038</text:p>
              </table:table-cell>
              <table:table-cell office:value-type="float" office:value="59.1268670277204">
                <text:p>59.1268670277204</text:p>
              </table:table-cell>
              <table:table-cell office:value-type="float" office:value="39.494">
                <text:p>39.494</text:p>
              </table:table-cell>
              <table:table-cell office:value-type="float" office:value="16.443">
                <text:p>16.443</text:p>
              </table:table-cell>
              <table:table-cell office:value-type="float" office:value="7.82199999999999">
                <text:p>7.821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474245">
                <text:p>379474245</text:p>
              </table:table-cell>
              <table:table-cell office:value-type="float" office:value="67.464006999915">
                <text:p>67.464006999915</text:p>
              </table:table-cell>
              <table:table-cell office:value-type="float" office:value="388.829093840846">
                <text:p>388.829093840846</text:p>
              </table:table-cell>
              <table:table-cell office:value-type="float" office:value="50.746673163987">
                <text:p>50.746673163987</text:p>
              </table:table-cell>
              <table:table-cell office:value-type="float" office:value="38.474">
                <text:p>38.474</text:p>
              </table:table-cell>
              <table:table-cell office:value-type="float" office:value="12.89">
                <text:p>12.8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6772960">
                <text:p>446772960</text:p>
              </table:table-cell>
              <table:table-cell office:value-type="float" office:value="80.4063382470049">
                <text:p>80.4063382470049</text:p>
              </table:table-cell>
              <table:table-cell office:value-type="float" office:value="402.292668725015">
                <text:p>402.292668725015</text:p>
              </table:table-cell>
              <table:table-cell office:value-type="float" office:value="58.9758429509238">
                <text:p>58.9758429509238</text:p>
              </table:table-cell>
              <table:table-cell office:value-type="float" office:value="47.361">
                <text:p>47.361</text:p>
              </table:table-cell>
              <table:table-cell office:value-type="float" office:value="18.5">
                <text:p>18.5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3035604">
                <text:p>453035604</text:p>
              </table:table-cell>
              <table:table-cell office:value-type="float" office:value="78.4562791421195">
                <text:p>78.4562791421195</text:p>
              </table:table-cell>
              <table:table-cell office:value-type="float" office:value="399.662297101109">
                <text:p>399.662297101109</text:p>
              </table:table-cell>
              <table:table-cell office:value-type="float" office:value="57.7737332120887">
                <text:p>57.7737332120887</text:p>
              </table:table-cell>
              <table:table-cell office:value-type="float" office:value="52.889">
                <text:p>52.889</text:p>
              </table:table-cell>
              <table:table-cell office:value-type="float" office:value="18.535">
                <text:p>18.535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7692495">
                <text:p>477692495</text:p>
              </table:table-cell>
              <table:table-cell office:value-type="float" office:value="81.888798096159">
                <text:p>81.888798096159</text:p>
              </table:table-cell>
              <table:table-cell office:value-type="float" office:value="402.685585596773">
                <text:p>402.685585596773</text:p>
              </table:table-cell>
              <table:table-cell office:value-type="float" office:value="57.9287144459668">
                <text:p>57.9287144459668</text:p>
              </table:table-cell>
              <table:table-cell office:value-type="float" office:value="78.431">
                <text:p>78.431</text:p>
              </table:table-cell>
              <table:table-cell office:value-type="float" office:value="19.483">
                <text:p>19.483</text:p>
              </table:table-cell>
              <table:table-cell office:value-type="float" office:value="2.01899999999999">
                <text:p>2.018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085987">
                <text:p>512085987</text:p>
              </table:table-cell>
              <table:table-cell office:value-type="float" office:value="101.60724506405">
                <text:p>101.60724506405</text:p>
              </table:table-cell>
              <table:table-cell office:value-type="float" office:value="423.569018324721">
                <text:p>423.569018324721</text:p>
              </table:table-cell>
              <table:table-cell office:value-type="float" office:value="68.1331774390419">
                <text:p>68.1331774390419</text:p>
              </table:table-cell>
              <table:table-cell office:value-type="float" office:value="85.258">
                <text:p>85.258</text:p>
              </table:table-cell>
              <table:table-cell office:value-type="float" office:value="19.618">
                <text:p>19.618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321791">
                <text:p>549321791</text:p>
              </table:table-cell>
              <table:table-cell office:value-type="float" office:value="117.90984095796">
                <text:p>117.90984095796</text:p>
              </table:table-cell>
              <table:table-cell office:value-type="float" office:value="438.652393651166">
                <text:p>438.652393651166</text:p>
              </table:table-cell>
              <table:table-cell office:value-type="float" office:value="77.792100585968">
                <text:p>77.792100585968</text:p>
              </table:table-cell>
              <table:table-cell office:value-type="float" office:value="126.648">
                <text:p>126.648</text:p>
              </table:table-cell>
              <table:table-cell office:value-type="float" office:value="25.359">
                <text:p>25.359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706098">
                <text:p>556706098</text:p>
              </table:table-cell>
              <table:table-cell office:value-type="float" office:value="81.6461445473251">
                <text:p>81.6461445473251</text:p>
              </table:table-cell>
              <table:table-cell office:value-type="float" office:value="403.289950180391">
                <text:p>403.289950180391</text:p>
              </table:table-cell>
              <table:table-cell office:value-type="float" office:value="58.4391159112565">
                <text:p>58.4391159112565</text:p>
              </table:table-cell>
              <table:table-cell office:value-type="float" office:value="95.505">
                <text:p>95.505</text:p>
              </table:table-cell>
              <table:table-cell office:value-type="float" office:value="19.868">
                <text:p>19.868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1203516">
                <text:p>651203516</text:p>
              </table:table-cell>
              <table:table-cell office:value-type="float" office:value="109.01538244565">
                <text:p>109.01538244565</text:p>
              </table:table-cell>
              <table:table-cell office:value-type="float" office:value="429.832719303086">
                <text:p>429.832719303086</text:p>
              </table:table-cell>
              <table:table-cell office:value-type="float" office:value="71.4067961421097">
                <text:p>71.4067961421097</text:p>
              </table:table-cell>
              <table:table-cell office:value-type="float" office:value="158.838">
                <text:p>158.838</text:p>
              </table:table-cell>
              <table:table-cell office:value-type="float" office:value="25.668">
                <text:p>25.668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3893010">
                <text:p>673893010</text:p>
              </table:table-cell>
              <table:table-cell office:value-type="float" office:value="113.94947989285">
                <text:p>113.94947989285</text:p>
              </table:table-cell>
              <table:table-cell office:value-type="float" office:value="434.471518784005">
                <text:p>434.471518784005</text:p>
              </table:table-cell>
              <table:table-cell office:value-type="float" office:value="74.1493323478499">
                <text:p>74.1493323478499</text:p>
              </table:table-cell>
              <table:table-cell office:value-type="float" office:value="173.474">
                <text:p>173.474</text:p>
              </table:table-cell>
              <table:table-cell office:value-type="float" office:value="26.729">
                <text:p>26.729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8943242">
                <text:p>728943242</text:p>
              </table:table-cell>
              <table:table-cell office:value-type="float" office:value="111.352856282378">
                <text:p>111.352856282378</text:p>
              </table:table-cell>
              <table:table-cell office:value-type="float" office:value="431.934080293868">
                <text:p>431.934080293868</text:p>
              </table:table-cell>
              <table:table-cell office:value-type="float" office:value="74.317172496405">
                <text:p>74.317172496405</text:p>
              </table:table-cell>
              <table:table-cell office:value-type="float" office:value="143.814">
                <text:p>143.814</text:p>
              </table:table-cell>
              <table:table-cell office:value-type="float" office:value="31.101">
                <text:p>31.101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2835852">
                <text:p>732835852</text:p>
              </table:table-cell>
              <table:table-cell office:value-type="float" office:value="101.071141008521">
                <text:p>101.071141008521</text:p>
              </table:table-cell>
              <table:table-cell office:value-type="float" office:value="421.960515360755">
                <text:p>421.960515360755</text:p>
              </table:table-cell>
              <table:table-cell office:value-type="float" office:value="67.7789245109889">
                <text:p>67.7789245109889</text:p>
              </table:table-cell>
              <table:table-cell office:value-type="float" office:value="193.873">
                <text:p>193.873</text:p>
              </table:table-cell>
              <table:table-cell office:value-type="float" office:value="28.65">
                <text:p>28.6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4688633">
                <text:p>744688633</text:p>
              </table:table-cell>
              <table:table-cell office:value-type="float" office:value="144.565804478974">
                <text:p>144.565804478974</text:p>
              </table:table-cell>
              <table:table-cell office:value-type="float" office:value="466.860593214951">
                <text:p>466.860593214951</text:p>
              </table:table-cell>
              <table:table-cell office:value-type="float" office:value="90.6405428579601">
                <text:p>90.6405428579601</text:p>
              </table:table-cell>
              <table:table-cell office:value-type="float" office:value="178.893">
                <text:p>178.893</text:p>
              </table:table-cell>
              <table:table-cell office:value-type="float" office:value="33.902">
                <text:p>33.902</text:p>
              </table:table-cell>
              <table:table-cell office:value-type="float" office:value="4.57699999999999">
                <text:p>4.576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